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Pictures/1000020000000447000002A0534CD7DC42082F08.png" manifest:media-type="image/png"/>
  <manifest:file-entry manifest:full-path="Object 1/Pictures/2000036700007121000045763EC5902CA9954F5D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1mm"/>
    </style:style>
    <style:style style:name="co2" style:family="table-column">
      <style:table-column-properties fo:break-before="auto" style:column-width="48.24mm"/>
    </style:style>
    <style:style style:name="co3" style:family="table-column">
      <style:table-column-properties fo:break-before="auto" style:column-width="67.54mm"/>
    </style:style>
    <style:style style:name="co4" style:family="table-column">
      <style:table-column-properties fo:break-before="auto" style:column-width="24.11mm"/>
    </style:style>
    <style:style style:name="co5" style:family="table-column">
      <style:table-column-properties fo:break-before="auto" style:column-width="33.78mm"/>
    </style:style>
    <style:style style:name="co6" style:family="table-column">
      <style:table-column-properties fo:break-before="auto" style:column-width="77.1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Introduction">
      <style:table-properties table:display="true" style:writing-mode="lr-tb"/>
    </style:style>
    <style:style style:name="ta2" style:family="table" style:master-page-name="PageStyle_5f_Overall_20_Statistics">
      <style:table-properties table:display="true" style:writing-mode="lr-tb"/>
    </style:style>
    <style:style style:name="ta3" style:family="table" style:master-page-name="PageStyle_5f_Raw_20_Data">
      <style:table-properties table:display="true" style:writing-mode="lr-tb"/>
    </style:style>
    <style:style style:name="ta4" style:family="table" style:master-page-name="PageStyle_5f_Q1_20_-_20_Q2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1b338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>
      <style:table-cell-properties fo:background-color="#1b87e6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troduction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Introduction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urvey</text:p>
          </table:table-cell>
          <table:table-cell table:style-name="ce4" office:value-type="string" calcext:value-type="string">
            <text:p>MusAmbi - Perceptual Listening Tes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Username</text:p>
          </table:table-cell>
          <table:table-cell table:style-name="ce4" office:value-type="string" calcext:value-type="string">
            <text:p>pinemyapple@gmail.com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ption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Include Raw Data</text:p>
          </table:table-cell>
          <table:table-cell table:style-name="ce4" office:value-type="string" calcext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Include Open-Ended Text</text:p>
          </table:table-cell>
          <table:table-cell table:style-name="ce4" office:value-type="string" calcext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Include Geo Code &amp; Additional Info</text:p>
          </table:table-cell>
          <table:table-cell table:style-name="ce4" office:value-type="string" calcext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Include Randomization Data</text:p>
          </table:table-cell>
          <table:table-cell table:style-name="ce4" office:value-type="string" calcext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Report Timestamp</text:p>
          </table:table-cell>
          <table:table-cell table:style-name="ce5" office:value-type="date" office:date-value="2021-06-04T18:19:19.000004" calcext:value-type="date">
            <text:p>04-06-2021 18:19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Data Filter</text:p>
          </table:table-cell>
          <table:table-cell table:style-name="ce4" office:value-type="string" calcext:value-type="string">
            <text:p>Entire Dataset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verall Statistics" table:style-name="ta2">
        <office:forms form:automatic-focus="false" form:apply-design-mode="false"/>
        <table:table-column table:style-name="co3" table:default-cell-style-name="ce2"/>
        <table:table-column table:style-name="co2" table:number-columns-repeated="4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Survey Statistics Report</text:p>
          </table:table-cell>
          <table:table-cell table:style-name="ce1" table:number-columns-repeated="24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ompleted / Started</text:p>
          </table:table-cell>
          <table:table-cell table:style-name="ce3" office:value-type="string" calcext:value-type="string">
            <text:p>Completed / Viewed</text:p>
          </table:table-cell>
          <table:table-cell table:style-name="ce3" office:value-type="string" calcext:value-type="string">
            <text:p>Started / View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mpleted</text:p>
          </table:table-cell>
          <table:table-cell table:style-name="ce4" office:value-type="float" office:value="103" calcext:value-type="float">
            <text:p>103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2" table:style-name="ce6" office:value-type="percentage" office:value="0.407114624977112" calcext:value-type="percentage">
            <text:p>40,71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erminates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completes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otal Responses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iewed</text:p>
          </table:table-cell>
          <table:table-cell table:style-name="ce4" office:value-type="float" office:value="253" calcext:value-type="float">
            <text:p>253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w Data" table:style-name="ta3">
        <office:forms form:automatic-focus="false" form:apply-design-mode="false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21" table:default-cell-style-name="ce2"/>
        <table:table-row table:style-name="ro1">
          <table:table-cell table:style-name="ce3" office:value-type="string" calcext:value-type="string">
            <text:p>Response ID</text:p>
          </table:table-cell>
          <table:table-cell table:style-name="ce3" office:value-type="string" calcext:value-type="string">
            <text:p>Response Status</text:p>
          </table:table-cell>
          <table:table-cell table:style-name="ce3" office:value-type="string" calcext:value-type="string">
            <text:p>IP Address</text:p>
          </table:table-cell>
          <table:table-cell table:style-name="ce3" office:value-type="string" calcext:value-type="string">
            <text:p>Timestamp (mm/dd/yyyy)</text:p>
          </table:table-cell>
          <table:table-cell table:style-name="ce3" office:value-type="string" calcext:value-type="string">
            <text:p>Duplicate</text:p>
          </table:table-cell>
          <table:table-cell table:style-name="ce3" office:value-type="string" calcext:value-type="string">
            <text:p>Time Taken to Complete (Seconds)</text:p>
          </table:table-cell>
          <table:table-cell table:style-name="ce3" office:value-type="string" calcext:value-type="string">
            <text:p>Seq. Number</text:p>
          </table:table-cell>
          <table:table-cell table:style-name="ce3" office:value-type="string" calcext:value-type="string">
            <text:p>External Reference</text:p>
          </table:table-cell>
          <table:table-cell table:style-name="ce3" office:value-type="string" calcext:value-type="string">
            <text:p>Custom Variable 1</text:p>
          </table:table-cell>
          <table:table-cell table:style-name="ce3" office:value-type="string" calcext:value-type="string">
            <text:p>Custom Variable 2</text:p>
          </table:table-cell>
          <table:table-cell table:style-name="ce3" office:value-type="string" calcext:value-type="string">
            <text:p>Custom Variable 3</text:p>
          </table:table-cell>
          <table:table-cell table:style-name="ce3" office:value-type="string" calcext:value-type="string">
            <text:p>Custom Variable 4</text:p>
          </table:table-cell>
          <table:table-cell table:style-name="ce3" office:value-type="string" calcext:value-type="string">
            <text:p>Custom Variable 5</text:p>
          </table:table-cell>
          <table:table-cell table:style-name="ce3" office:value-type="string" calcext:value-type="string">
            <text:p>Respondent Email</text:p>
          </table:table-cell>
          <table:table-cell table:style-name="ce3" office:value-type="string" calcext:value-type="string">
            <text:p>Email List</text:p>
          </table:table-cell>
          <table:table-cell table:style-name="ce3" office:value-type="string" calcext:value-type="string">
            <text:p>Country Code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Operating System</text:p>
          </table:table-cell>
          <table:table-cell table:style-name="ce3" office:value-type="string" calcext:value-type="string">
            <text:p>Language</text:p>
          </table:table-cell>
          <table:table-cell table:number-columns-repeated="999"/>
        </table:table-row>
        <table:table-row table:style-name="ro1">
          <table:table-cell table:style-name="ce4" office:value-type="float" office:value="46692019" calcext:value-type="float">
            <text:p>46692019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88.83.36.17</text:p>
          </table:table-cell>
          <table:table-cell table:style-name="ce5" office:value-type="date" office:date-value="2021-06-04T17:36:45.000003" calcext:value-type="date">
            <text:p>04-06-2021 17:36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166" calcext:value-type="float">
            <text:p>216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90995" calcext:value-type="float">
            <text:p>46690995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4.106.72.151</text:p>
          </table:table-cell>
          <table:table-cell table:style-name="ce5" office:value-type="date" office:date-value="2021-06-04T17:23:42.999997" calcext:value-type="date">
            <text:p>04-06-2021 17:23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157" calcext:value-type="float">
            <text:p>215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ZH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LINUX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88303" calcext:value-type="float">
            <text:p>46688303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99.74.8.226</text:p>
          </table:table-cell>
          <table:table-cell table:style-name="ce5" office:value-type="date" office:date-value="2021-06-04T16:44:16" calcext:value-type="date">
            <text:p>04-06-2021 16:44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IL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REFOX8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82294" calcext:value-type="float">
            <text:p>46682294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88.80.245.177</text:p>
          </table:table-cell>
          <table:table-cell table:style-name="ce5" office:value-type="date" office:date-value="2021-06-04T15:21:34.000004" calcext:value-type="date">
            <text:p>04-06-2021 15:2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04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81081" calcext:value-type="float">
            <text:p>46681081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46.50.5.76</text:p>
          </table:table-cell>
          <table:table-cell table:style-name="ce5" office:value-type="date" office:date-value="2021-06-04T15:02:09.999998" calcext:value-type="date">
            <text:p>04-06-2021 15:02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938" calcext:value-type="float">
            <text:p>93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1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_MOBILE</text:p>
          </table:table-cell>
          <table:table-cell table:style-name="ce4" office:value-type="string" calcext:value-type="string">
            <text:p>MOBILE</text:p>
          </table:table-cell>
          <table:table-cell table:style-name="ce4" office:value-type="string" calcext:value-type="string">
            <text:p>ANDROID_MOBILE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79408" calcext:value-type="float">
            <text:p>46679408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88.37.85.210</text:p>
          </table:table-cell>
          <table:table-cell table:style-name="ce5" office:value-type="date" office:date-value="2021-06-04T14:36:10.999996" calcext:value-type="date">
            <text:p>04-06-2021 14:36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1277" calcext:value-type="float">
            <text:p>127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REFOX8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79217" calcext:value-type="float">
            <text:p>46679217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94.199.105.189</text:p>
          </table:table-cell>
          <table:table-cell table:style-name="ce5" office:value-type="date" office:date-value="2021-06-04T14:33:39.000001" calcext:value-type="date">
            <text:p>04-06-2021 14:33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772" calcext:value-type="float">
            <text:p>77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REFOX8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78928" calcext:value-type="float">
            <text:p>46678928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92.250.85.226</text:p>
          </table:table-cell>
          <table:table-cell table:style-name="ce5" office:value-type="date" office:date-value="2021-06-04T14:29:29.000003" calcext:value-type="date">
            <text:p>04-06-2021 14:29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1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78764" calcext:value-type="float">
            <text:p>46678764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94.132.223.46</text:p>
          </table:table-cell>
          <table:table-cell table:style-name="ce5" office:value-type="date" office:date-value="2021-06-04T14:26:58.000001" calcext:value-type="date">
            <text:p>04-06-2021 14:26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REFOX8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UBUNTU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77224" calcext:value-type="float">
            <text:p>46677224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88.80.167.181</text:p>
          </table:table-cell>
          <table:table-cell table:style-name="ce5" office:value-type="date" office:date-value="2021-06-04T14:04:33.000004" calcext:value-type="date">
            <text:p>04-06-2021 14:04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75359" calcext:value-type="float">
            <text:p>46675359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5.246.87.189</text:p>
          </table:table-cell>
          <table:table-cell table:style-name="ce5" office:value-type="date" office:date-value="2021-06-04T13:31:07.000003" calcext:value-type="date">
            <text:p>04-06-2021 13:3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783" calcext:value-type="float">
            <text:p>78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1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PPLE_WEB_KIT</text:p>
          </table:table-cell>
          <table:table-cell table:style-name="ce4" office:value-type="string" calcext:value-type="string">
            <text:p>MOBILE</text:p>
          </table:table-cell>
          <table:table-cell table:style-name="ce4" office:value-type="string" calcext:value-type="string">
            <text:p>MAC_OS_X_IPHONE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71677" calcext:value-type="float">
            <text:p>46671677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94.60.179.106</text:p>
          </table:table-cell>
          <table:table-cell table:style-name="ce5" office:value-type="date" office:date-value="2021-06-04T12:22:55.000004" calcext:value-type="date">
            <text:p>04-06-2021 12:22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920" calcext:value-type="float">
            <text:p>9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_MOBILE</text:p>
          </table:table-cell>
          <table:table-cell table:style-name="ce4" office:value-type="string" calcext:value-type="string">
            <text:p>MOBILE</text:p>
          </table:table-cell>
          <table:table-cell table:style-name="ce4" office:value-type="string" calcext:value-type="string">
            <text:p>ANDROID1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71365" calcext:value-type="float">
            <text:p>46671365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78.29.146.179</text:p>
          </table:table-cell>
          <table:table-cell table:style-name="ce5" office:value-type="date" office:date-value="2021-06-04T12:17:41" calcext:value-type="date">
            <text:p>04-06-2021 12:17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1978" calcext:value-type="float">
            <text:p>197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2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PPLE_WEB_KIT</text:p>
          </table:table-cell>
          <table:table-cell table:style-name="ce4" office:value-type="string" calcext:value-type="string">
            <text:p>MOBILE</text:p>
          </table:table-cell>
          <table:table-cell table:style-name="ce4" office:value-type="string" calcext:value-type="string">
            <text:p>MAC_OS_X_IPHONE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70908" calcext:value-type="float">
            <text:p>46670908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88.250.206.173</text:p>
          </table:table-cell>
          <table:table-cell table:style-name="ce5" office:value-type="date" office:date-value="2021-06-04T12:09:59.999996" calcext:value-type="date">
            <text:p>04-06-2021 12:1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102" calcext:value-type="float">
            <text:p>210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LINUX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69665" calcext:value-type="float">
            <text:p>46669665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37.189.17.61</text:p>
          </table:table-cell>
          <table:table-cell table:style-name="ce5" office:value-type="date" office:date-value="2021-06-04T11:46:32.000005" calcext:value-type="date">
            <text:p>04-06-2021 11:46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644" calcext:value-type="float">
            <text:p>64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68483" calcext:value-type="float">
            <text:p>46668483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76.79.186.133</text:p>
          </table:table-cell>
          <table:table-cell table:style-name="ce5" office:value-type="date" office:date-value="2021-06-04T11:23:00.999997" calcext:value-type="date">
            <text:p>04-06-2021 11:23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REFOX8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67783" calcext:value-type="float">
            <text:p>46667783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93.136.33.212</text:p>
          </table:table-cell>
          <table:table-cell table:style-name="ce5" office:value-type="date" office:date-value="2021-06-04T11:08:28.000003" calcext:value-type="date">
            <text:p>04-06-2021 11:08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582" calcext:value-type="float">
            <text:p>58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67377" calcext:value-type="float">
            <text:p>46667377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78.22.27.206</text:p>
          </table:table-cell>
          <table:table-cell table:style-name="ce5" office:value-type="date" office:date-value="2021-06-04T11:00:06.000002" calcext:value-type="date">
            <text:p>04-06-2021 11:0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BE</text:p>
          </table:table-cell>
          <table:table-cell table:style-name="ce4" office:value-type="string" calcext:value-type="string">
            <text:p>VOV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66786" calcext:value-type="float">
            <text:p>46666786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2.98.29.137</text:p>
          </table:table-cell>
          <table:table-cell table:style-name="ce5" office:value-type="date" office:date-value="2021-06-04T10:48:04" calcext:value-type="date">
            <text:p>04-06-2021 10:48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GB</text:p>
          </table:table-cell>
          <table:table-cell table:style-name="ce4" office:value-type="string" calcext:value-type="string">
            <text:p>MAN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65540" calcext:value-type="float">
            <text:p>46665540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76.78.143.158</text:p>
          </table:table-cell>
          <table:table-cell table:style-name="ce5" office:value-type="date" office:date-value="2021-06-04T10:22:17" calcext:value-type="date">
            <text:p>04-06-2021 10:22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780" calcext:value-type="float">
            <text:p>7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08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65196" calcext:value-type="float">
            <text:p>46665196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4.91.208.129</text:p>
          </table:table-cell>
          <table:table-cell table:style-name="ce5" office:value-type="date" office:date-value="2021-06-04T10:16:16.999997" calcext:value-type="date">
            <text:p>04-06-2021 10:16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784" calcext:value-type="float">
            <text:p>78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REFOX8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63150" calcext:value-type="float">
            <text:p>46663150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92.10.238.250</text:p>
          </table:table-cell>
          <table:table-cell table:style-name="ce5" office:value-type="date" office:date-value="2021-06-04T09:40:25.999999" calcext:value-type="date">
            <text:p>04-06-2021 09:4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550" calcext:value-type="float">
            <text:p>55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GB</text:p>
          </table:table-cell>
          <table:table-cell table:style-name="ce4" office:value-type="string" calcext:value-type="string">
            <text:p>FIF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REFOX8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61404" calcext:value-type="float">
            <text:p>46661404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91.248.126.134</text:p>
          </table:table-cell>
          <table:table-cell table:style-name="ce5" office:value-type="date" office:date-value="2021-06-04T09:15:50.999996" calcext:value-type="date">
            <text:p>04-06-2021 09:15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644" calcext:value-type="float">
            <text:p>64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NI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REFOX8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UBUNTU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60896" calcext:value-type="float">
            <text:p>46660896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62.169.113.220</text:p>
          </table:table-cell>
          <table:table-cell table:style-name="ce5" office:value-type="date" office:date-value="2021-06-04T08:59:58.999998" calcext:value-type="date">
            <text:p>04-06-2021 08:59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06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_MOBILE</text:p>
          </table:table-cell>
          <table:table-cell table:style-name="ce4" office:value-type="string" calcext:value-type="string">
            <text:p>MOBILE</text:p>
          </table:table-cell>
          <table:table-cell table:style-name="ce4" office:value-type="string" calcext:value-type="string">
            <text:p>ANDROID_MOBILE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60464" calcext:value-type="float">
            <text:p>46660464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62.238.36.89</text:p>
          </table:table-cell>
          <table:table-cell table:style-name="ce5" office:value-type="date" office:date-value="2021-06-04T08:47:24" calcext:value-type="date">
            <text:p>04-06-2021 08:47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ZE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46872" calcext:value-type="float">
            <text:p>46646872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2.80.66.197</text:p>
          </table:table-cell>
          <table:table-cell table:style-name="ce5" office:value-type="date" office:date-value="2021-06-04T02:18:57.000004" calcext:value-type="date">
            <text:p>04-06-2021 02:18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516" calcext:value-type="float">
            <text:p>51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7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REFOX8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43257" calcext:value-type="float">
            <text:p>46643257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9.153.112.42</text:p>
          </table:table-cell>
          <table:table-cell table:style-name="ce5" office:value-type="date" office:date-value="2021-06-04T00:55:33.000001" calcext:value-type="date">
            <text:p>04-06-2021 00:55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572" calcext:value-type="float">
            <text:p>57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42636" calcext:value-type="float">
            <text:p>46642636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88.251.206.54</text:p>
          </table:table-cell>
          <table:table-cell table:style-name="ce5" office:value-type="date" office:date-value="2021-06-04T00:41:37.000003" calcext:value-type="date">
            <text:p>04-06-2021 00:4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546" calcext:value-type="float">
            <text:p>54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REFOX8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41081" calcext:value-type="float">
            <text:p>46641081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94.132.223.234</text:p>
          </table:table-cell>
          <table:table-cell table:style-name="ce5" office:value-type="date" office:date-value="2021-06-04T00:08:07.000002" calcext:value-type="date">
            <text:p>04-06-2021 00:08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1231" calcext:value-type="float">
            <text:p>123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39729" calcext:value-type="float">
            <text:p>46639729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61.230.149.206</text:p>
          </table:table-cell>
          <table:table-cell table:style-name="ce5" office:value-type="date" office:date-value="2021-06-03T23:36:30.000004" calcext:value-type="date">
            <text:p>03-06-2021 23:36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1065" calcext:value-type="float">
            <text:p>106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0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REFOX8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37455" calcext:value-type="float">
            <text:p>46637455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94.61.207.190</text:p>
          </table:table-cell>
          <table:table-cell table:style-name="ce5" office:value-type="date" office:date-value="2021-06-03T22:53:44.000002" calcext:value-type="date">
            <text:p>03-06-2021 22:53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0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AFARI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MAC_OS_X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37162" calcext:value-type="float">
            <text:p>46637162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213.30.57.18</text:p>
          </table:table-cell>
          <table:table-cell table:style-name="ce5" office:value-type="date" office:date-value="2021-06-03T22:49:11.000004" calcext:value-type="date">
            <text:p>03-06-2021 22:49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1344" calcext:value-type="float">
            <text:p>134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06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_MOBILE</text:p>
          </table:table-cell>
          <table:table-cell table:style-name="ce4" office:value-type="string" calcext:value-type="string">
            <text:p>MOBILE</text:p>
          </table:table-cell>
          <table:table-cell table:style-name="ce4" office:value-type="string" calcext:value-type="string">
            <text:p>ANDROID1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36329" calcext:value-type="float">
            <text:p>46636329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9.152.90.187</text:p>
          </table:table-cell>
          <table:table-cell table:style-name="ce5" office:value-type="date" office:date-value="2021-06-03T22:35:34.999998" calcext:value-type="date">
            <text:p>03-06-2021 22:35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461" calcext:value-type="float">
            <text:p>46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01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OBILE_SAFARI</text:p>
          </table:table-cell>
          <table:table-cell table:style-name="ce4" office:value-type="string" calcext:value-type="string">
            <text:p>MOBILE</text:p>
          </table:table-cell>
          <table:table-cell table:style-name="ce4" office:value-type="string" calcext:value-type="string">
            <text:p>MAC_OS_X_IPHONE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36209" calcext:value-type="float">
            <text:p>46636209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7.103.91.161</text:p>
          </table:table-cell>
          <table:table-cell table:style-name="ce5" office:value-type="date" office:date-value="2021-06-03T22:32:55.000003" calcext:value-type="date">
            <text:p>03-06-2021 22:32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1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PPLE_WEB_KIT</text:p>
          </table:table-cell>
          <table:table-cell table:style-name="ce4" office:value-type="string" calcext:value-type="string">
            <text:p>MOBILE</text:p>
          </table:table-cell>
          <table:table-cell table:style-name="ce4" office:value-type="string" calcext:value-type="string">
            <text:p>MAC_OS_X_IPHONE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33063" calcext:value-type="float">
            <text:p>46633063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45.139.212.20</text:p>
          </table:table-cell>
          <table:table-cell table:style-name="ce5" office:value-type="date" office:date-value="2021-06-03T21:30:34.999998" calcext:value-type="date">
            <text:p>03-06-2021 21:3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GR</text:p>
          </table:table-cell>
          <table:table-cell table:style-name="ce4" office:value-type="string" calcext:value-type="string">
            <text:p>54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_MOBILE</text:p>
          </table:table-cell>
          <table:table-cell table:style-name="ce4" office:value-type="string" calcext:value-type="string">
            <text:p>MOBILE</text:p>
          </table:table-cell>
          <table:table-cell table:style-name="ce4" office:value-type="string" calcext:value-type="string">
            <text:p>ANDROID1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31973" calcext:value-type="float">
            <text:p>46631973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61.230.7.17</text:p>
          </table:table-cell>
          <table:table-cell table:style-name="ce5" office:value-type="date" office:date-value="2021-06-03T21:11:24.999997" calcext:value-type="date">
            <text:p>03-06-2021 21:1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684" calcext:value-type="float">
            <text:p>68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OBILE_SAFARI</text:p>
          </table:table-cell>
          <table:table-cell table:style-name="ce4" office:value-type="string" calcext:value-type="string">
            <text:p>MOBILE</text:p>
          </table:table-cell>
          <table:table-cell table:style-name="ce4" office:value-type="string" calcext:value-type="string">
            <text:p>MAC_OS_X_IPHONE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31129" calcext:value-type="float">
            <text:p>46631129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61.230.136.17</text:p>
          </table:table-cell>
          <table:table-cell table:style-name="ce5" office:value-type="date" office:date-value="2021-06-03T20:57:08.999997" calcext:value-type="date">
            <text:p>03-06-2021 20:57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29642" calcext:value-type="float">
            <text:p>46629642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94.60.128.123</text:p>
          </table:table-cell>
          <table:table-cell table:style-name="ce5" office:value-type="date" office:date-value="2021-06-03T20:34:54.000005" calcext:value-type="date">
            <text:p>03-06-2021 20:34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305" calcext:value-type="float">
            <text:p>230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28336" calcext:value-type="float">
            <text:p>46628336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49.90.160.254</text:p>
          </table:table-cell>
          <table:table-cell table:style-name="ce5" office:value-type="date" office:date-value="2021-06-03T20:13:56.000003" calcext:value-type="date">
            <text:p>03-06-2021 20:13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OBILE_SAFARI</text:p>
          </table:table-cell>
          <table:table-cell table:style-name="ce4" office:value-type="string" calcext:value-type="string">
            <text:p>MOBILE</text:p>
          </table:table-cell>
          <table:table-cell table:style-name="ce4" office:value-type="string" calcext:value-type="string">
            <text:p>MAC_OS_X_IPHONE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19676" calcext:value-type="float">
            <text:p>46619676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9.155.192.59</text:p>
          </table:table-cell>
          <table:table-cell table:style-name="ce5" office:value-type="date" office:date-value="2021-06-03T18:43:10.000004" calcext:value-type="date">
            <text:p>03-06-2021 18:43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REFOX8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14835" calcext:value-type="float">
            <text:p>46614835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9.153.249.145</text:p>
          </table:table-cell>
          <table:table-cell table:style-name="ce5" office:value-type="date" office:date-value="2021-06-03T17:37:38.000001" calcext:value-type="date">
            <text:p>03-06-2021 17:37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14097" calcext:value-type="float">
            <text:p>46614097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93.136.33.132</text:p>
          </table:table-cell>
          <table:table-cell table:style-name="ce5" office:value-type="date" office:date-value="2021-06-03T17:27:36" calcext:value-type="date">
            <text:p>03-06-2021 17:27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13261" calcext:value-type="float">
            <text:p>46613261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94.60.75.133</text:p>
          </table:table-cell>
          <table:table-cell table:style-name="ce5" office:value-type="date" office:date-value="2021-06-03T17:18:05" calcext:value-type="date">
            <text:p>03-06-2021 17:18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703" calcext:value-type="float">
            <text:p>70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0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13097" calcext:value-type="float">
            <text:p>46613097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94.132.63.243</text:p>
          </table:table-cell>
          <table:table-cell table:style-name="ce5" office:value-type="date" office:date-value="2021-06-03T17:15:47.000002" calcext:value-type="date">
            <text:p>03-06-2021 17:15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556" calcext:value-type="float">
            <text:p>55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8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12193" calcext:value-type="float">
            <text:p>46612193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94.60.158.210</text:p>
          </table:table-cell>
          <table:table-cell table:style-name="ce5" office:value-type="date" office:date-value="2021-06-03T17:03:09.999999" calcext:value-type="date">
            <text:p>03-06-2021 17:03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4183" calcext:value-type="float">
            <text:p>418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11354" calcext:value-type="float">
            <text:p>46611354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88.80.252.87</text:p>
          </table:table-cell>
          <table:table-cell table:style-name="ce5" office:value-type="date" office:date-value="2021-06-03T16:50:02.999999" calcext:value-type="date">
            <text:p>03-06-2021 16:5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938" calcext:value-type="float">
            <text:p>93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0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AFARI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MAC_OS_X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11022" calcext:value-type="float">
            <text:p>46611022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93.136.33.107</text:p>
          </table:table-cell>
          <table:table-cell table:style-name="ce5" office:value-type="date" office:date-value="2021-06-03T16:44:26.000004" calcext:value-type="date">
            <text:p>03-06-2021 16:44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688" calcext:value-type="float">
            <text:p>68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7880" calcext:value-type="float">
            <text:p>46607880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88.250.0.176</text:p>
          </table:table-cell>
          <table:table-cell table:style-name="ce5" office:value-type="date" office:date-value="2021-06-03T16:03:25.000004" calcext:value-type="date">
            <text:p>03-06-2021 16:03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685" calcext:value-type="float">
            <text:p>68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7688" calcext:value-type="float">
            <text:p>46607688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49.90.126.147</text:p>
          </table:table-cell>
          <table:table-cell table:style-name="ce5" office:value-type="date" office:date-value="2021-06-03T16:00:43.999998" calcext:value-type="date">
            <text:p>03-06-2021 16:0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7587" calcext:value-type="float">
            <text:p>46607587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2.81.91.52</text:p>
          </table:table-cell>
          <table:table-cell table:style-name="ce5" office:value-type="date" office:date-value="2021-06-03T15:58:47.999997" calcext:value-type="date">
            <text:p>03-06-2021 15:58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AFARI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MAC_OS_X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7464" calcext:value-type="float">
            <text:p>46607464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76.79.0.232</text:p>
          </table:table-cell>
          <table:table-cell table:style-name="ce5" office:value-type="date" office:date-value="2021-06-03T15:56:50.000001" calcext:value-type="date">
            <text:p>03-06-2021 15:56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559" calcext:value-type="float">
            <text:p>55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0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OBILE_SAFARI</text:p>
          </table:table-cell>
          <table:table-cell table:style-name="ce4" office:value-type="string" calcext:value-type="string">
            <text:p>MOBILE</text:p>
          </table:table-cell>
          <table:table-cell table:style-name="ce4" office:value-type="string" calcext:value-type="string">
            <text:p>MAC_OS_X_IPHONE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7220" calcext:value-type="float">
            <text:p>46607220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94.60.220.17</text:p>
          </table:table-cell>
          <table:table-cell table:style-name="ce5" office:value-type="date" office:date-value="2021-06-03T15:53:03.000002" calcext:value-type="date">
            <text:p>03-06-2021 15:53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_MOBILE</text:p>
          </table:table-cell>
          <table:table-cell table:style-name="ce4" office:value-type="string" calcext:value-type="string">
            <text:p>MOBILE</text:p>
          </table:table-cell>
          <table:table-cell table:style-name="ce4" office:value-type="string" calcext:value-type="string">
            <text:p>ANDROID1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6431" calcext:value-type="float">
            <text:p>46606431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94.60.111.43</text:p>
          </table:table-cell>
          <table:table-cell table:style-name="ce5" office:value-type="date" office:date-value="2021-06-03T15:40:16.000003" calcext:value-type="date">
            <text:p>03-06-2021 15:4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MAC_OS_X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6190" calcext:value-type="float">
            <text:p>46606190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94.61.241.95</text:p>
          </table:table-cell>
          <table:table-cell table:style-name="ce5" office:value-type="date" office:date-value="2021-06-03T15:36:33.999999" calcext:value-type="date">
            <text:p>03-06-2021 15:36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0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6012" calcext:value-type="float">
            <text:p>46606012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7.196.141.32</text:p>
          </table:table-cell>
          <table:table-cell table:style-name="ce5" office:value-type="date" office:date-value="2021-06-03T15:33:09.999999" calcext:value-type="date">
            <text:p>03-06-2021 15:33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559" calcext:value-type="float">
            <text:p>55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1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MAC_OS_X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5673" calcext:value-type="float">
            <text:p>46605673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213.22.198.177</text:p>
          </table:table-cell>
          <table:table-cell table:style-name="ce5" office:value-type="date" office:date-value="2021-06-03T15:26:58.999998" calcext:value-type="date">
            <text:p>03-06-2021 15:26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451" calcext:value-type="float">
            <text:p>45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5549" calcext:value-type="float">
            <text:p>46605549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88.80.170.184</text:p>
          </table:table-cell>
          <table:table-cell table:style-name="ce5" office:value-type="date" office:date-value="2021-06-03T15:24:58.000003" calcext:value-type="date">
            <text:p>03-06-2021 15:24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4976" calcext:value-type="float">
            <text:p>46604976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37.189.25.90</text:p>
          </table:table-cell>
          <table:table-cell table:style-name="ce5" office:value-type="date" office:date-value="2021-06-03T15:13:47.999997" calcext:value-type="date">
            <text:p>03-06-2021 15:13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OBILE_SAFARI</text:p>
          </table:table-cell>
          <table:table-cell table:style-name="ce4" office:value-type="string" calcext:value-type="string">
            <text:p>MOBILE</text:p>
          </table:table-cell>
          <table:table-cell table:style-name="ce4" office:value-type="string" calcext:value-type="string">
            <text:p>MAC_OS_X_IPHONE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4862" calcext:value-type="float">
            <text:p>46604862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88.37.239.230</text:p>
          </table:table-cell>
          <table:table-cell table:style-name="ce5" office:value-type="date" office:date-value="2021-06-03T15:10:48" calcext:value-type="date">
            <text:p>03-06-2021 15:1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4704" calcext:value-type="float">
            <text:p>46604704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2.155.234.144</text:p>
          </table:table-cell>
          <table:table-cell table:style-name="ce5" office:value-type="date" office:date-value="2021-06-03T15:07:29.999997" calcext:value-type="date">
            <text:p>03-06-2021 15:07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4378" calcext:value-type="float">
            <text:p>46604378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2.81.86.45</text:p>
          </table:table-cell>
          <table:table-cell table:style-name="ce5" office:value-type="date" office:date-value="2021-06-03T15:00:33.000005" calcext:value-type="date">
            <text:p>03-06-2021 15:0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01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4035" calcext:value-type="float">
            <text:p>46604035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95.23.164.4</text:p>
          </table:table-cell>
          <table:table-cell table:style-name="ce5" office:value-type="date" office:date-value="2021-06-03T14:53:34" calcext:value-type="date">
            <text:p>03-06-2021 14:53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448" calcext:value-type="float">
            <text:p>44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3970" calcext:value-type="float">
            <text:p>46603970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37.189.107.254</text:p>
          </table:table-cell>
          <table:table-cell table:style-name="ce5" office:value-type="date" office:date-value="2021-06-03T14:51:48.000004" calcext:value-type="date">
            <text:p>03-06-2021 14:5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3929" calcext:value-type="float">
            <text:p>46603929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9.155.59.127</text:p>
          </table:table-cell>
          <table:table-cell table:style-name="ce5" office:value-type="date" office:date-value="2021-06-03T14:51:02.000004" calcext:value-type="date">
            <text:p>03-06-2021 14:5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3809" calcext:value-type="float">
            <text:p>46603809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213.22.248.137</text:p>
          </table:table-cell>
          <table:table-cell table:style-name="ce5" office:value-type="date" office:date-value="2021-06-03T14:48:19.999996" calcext:value-type="date">
            <text:p>03-06-2021 14:48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1079" calcext:value-type="float">
            <text:p>107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3241" calcext:value-type="float">
            <text:p>46603241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61.230.223.195</text:p>
          </table:table-cell>
          <table:table-cell table:style-name="ce5" office:value-type="date" office:date-value="2021-06-03T14:34:37.000001" calcext:value-type="date">
            <text:p>03-06-2021 14:34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table:number-columns-repeated="2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3117" calcext:value-type="float">
            <text:p>46603117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9.155.254.216</text:p>
          </table:table-cell>
          <table:table-cell table:style-name="ce5" office:value-type="date" office:date-value="2021-06-03T14:32:26.000002" calcext:value-type="date">
            <text:p>03-06-2021 14:32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6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2814" calcext:value-type="float">
            <text:p>46602814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9.181.202.47</text:p>
          </table:table-cell>
          <table:table-cell table:style-name="ce5" office:value-type="date" office:date-value="2021-06-03T14:25:38.999997" calcext:value-type="date">
            <text:p>03-06-2021 14:25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0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1793" calcext:value-type="float">
            <text:p>46601793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4.186.49.90</text:p>
          </table:table-cell>
          <table:table-cell table:style-name="ce5" office:value-type="date" office:date-value="2021-06-03T14:05:50.000003" calcext:value-type="date">
            <text:p>03-06-2021 14:05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1659" calcext:value-type="float">
            <text:p>165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NI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REFOX8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1779" calcext:value-type="float">
            <text:p>46601779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48.60.99.16</text:p>
          </table:table-cell>
          <table:table-cell table:style-name="ce5" office:value-type="date" office:date-value="2021-06-03T14:05:37" calcext:value-type="date">
            <text:p>03-06-2021 14:05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35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AFARI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MAC_OS_X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1736" calcext:value-type="float">
            <text:p>46601736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9.180.181.229</text:p>
          </table:table-cell>
          <table:table-cell table:style-name="ce5" office:value-type="date" office:date-value="2021-06-03T14:04:33.000004" calcext:value-type="date">
            <text:p>03-06-2021 14:04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3450" calcext:value-type="float">
            <text:p>345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1658" calcext:value-type="float">
            <text:p>46601658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213.22.87.67</text:p>
          </table:table-cell>
          <table:table-cell table:style-name="ce5" office:value-type="date" office:date-value="2021-06-03T14:02:10.000003" calcext:value-type="date">
            <text:p>03-06-2021 14:02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MAC_OS_X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1452" calcext:value-type="float">
            <text:p>46601452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94.61.203.13</text:p>
          </table:table-cell>
          <table:table-cell table:style-name="ce5" office:value-type="date" office:date-value="2021-06-03T13:57:24.000002" calcext:value-type="date">
            <text:p>03-06-2021 13:57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610" calcext:value-type="float">
            <text:p>61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REFOX_MOBILE</text:p>
          </table:table-cell>
          <table:table-cell table:style-name="ce4" office:value-type="string" calcext:value-type="string">
            <text:p>MOBILE</text:p>
          </table:table-cell>
          <table:table-cell table:style-name="ce4" office:value-type="string" calcext:value-type="string">
            <text:p>ANDROID1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1282" calcext:value-type="float">
            <text:p>46601282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44.64.93.19</text:p>
          </table:table-cell>
          <table:table-cell table:style-name="ce5" office:value-type="date" office:date-value="2021-06-03T13:53:53.000004" calcext:value-type="date">
            <text:p>03-06-2021 13:53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_MOBILE</text:p>
          </table:table-cell>
          <table:table-cell table:style-name="ce4" office:value-type="string" calcext:value-type="string">
            <text:p>MOBILE</text:p>
          </table:table-cell>
          <table:table-cell table:style-name="ce4" office:value-type="string" calcext:value-type="string">
            <text:p>ANDROID1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0958" calcext:value-type="float">
            <text:p>46600958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76.79.71.29</text:p>
          </table:table-cell>
          <table:table-cell table:style-name="ce5" office:value-type="date" office:date-value="2021-06-03T13:46:25.000003" calcext:value-type="date">
            <text:p>03-06-2021 13:46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0744" calcext:value-type="float">
            <text:p>46600744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2.82.152.250</text:p>
          </table:table-cell>
          <table:table-cell table:style-name="ce5" office:value-type="date" office:date-value="2021-06-03T13:40:53.000002" calcext:value-type="date">
            <text:p>03-06-2021 13:4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784" calcext:value-type="float">
            <text:p>78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01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REFOX8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0322" calcext:value-type="float">
            <text:p>46600322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94.60.230.40</text:p>
          </table:table-cell>
          <table:table-cell table:style-name="ce5" office:value-type="date" office:date-value="2021-06-03T13:31:53.999996" calcext:value-type="date">
            <text:p>03-06-2021 13:3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550" calcext:value-type="float">
            <text:p>55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0318" calcext:value-type="float">
            <text:p>46600318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212.95.5.39</text:p>
          </table:table-cell>
          <table:table-cell table:style-name="ce5" office:value-type="date" office:date-value="2021-06-03T13:31:45.000002" calcext:value-type="date">
            <text:p>03-06-2021 13:3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AT</text:p>
          </table:table-cell>
          <table:table-cell table:style-name="ce4" office:value-type="string" calcext:value-type="string">
            <text:p>9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AFARI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MAC_OS_X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0111" calcext:value-type="float">
            <text:p>46600111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93.136.33.132</text:p>
          </table:table-cell>
          <table:table-cell table:style-name="ce5" office:value-type="date" office:date-value="2021-06-03T13:27:09.999999" calcext:value-type="date">
            <text:p>03-06-2021 13:27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MAC_OS_X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600013" calcext:value-type="float">
            <text:p>46600013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88.80.70.249</text:p>
          </table:table-cell>
          <table:table-cell table:style-name="ce5" office:value-type="date" office:date-value="2021-06-03T13:25:25.999999" calcext:value-type="date">
            <text:p>03-06-2021 13:25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0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599203" calcext:value-type="float">
            <text:p>46599203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88.37.66.204</text:p>
          </table:table-cell>
          <table:table-cell table:style-name="ce5" office:value-type="date" office:date-value="2021-06-03T13:14:32.999997" calcext:value-type="date">
            <text:p>03-06-2021 13:14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MAC_OS_X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599029" calcext:value-type="float">
            <text:p>46599029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213.22.219.118</text:p>
          </table:table-cell>
          <table:table-cell table:style-name="ce5" office:value-type="date" office:date-value="2021-06-03T13:12:19" calcext:value-type="date">
            <text:p>03-06-2021 13:12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658" calcext:value-type="float">
            <text:p>65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REFOX8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598834" calcext:value-type="float">
            <text:p>46598834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37.189.140.242</text:p>
          </table:table-cell>
          <table:table-cell table:style-name="ce5" office:value-type="date" office:date-value="2021-06-03T13:08:18.999998" calcext:value-type="date">
            <text:p>03-06-2021 13:08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598637" calcext:value-type="float">
            <text:p>46598637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94.132.136.181</text:p>
          </table:table-cell>
          <table:table-cell table:style-name="ce5" office:value-type="date" office:date-value="2021-06-03T13:05:00.000001" calcext:value-type="date">
            <text:p>03-06-2021 13:05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_MOBILE</text:p>
          </table:table-cell>
          <table:table-cell table:style-name="ce4" office:value-type="string" calcext:value-type="string">
            <text:p>MOBILE</text:p>
          </table:table-cell>
          <table:table-cell table:style-name="ce4" office:value-type="string" calcext:value-type="string">
            <text:p>ANDROID_MOBILE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598328" calcext:value-type="float">
            <text:p>46598328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93.136.33.132</text:p>
          </table:table-cell>
          <table:table-cell table:style-name="ce5" office:value-type="date" office:date-value="2021-06-03T12:59:03.000005" calcext:value-type="date">
            <text:p>03-06-2021 12:59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611" calcext:value-type="float">
            <text:p>61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7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598293" calcext:value-type="float">
            <text:p>46598293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9.154.220.248</text:p>
          </table:table-cell>
          <table:table-cell table:style-name="ce5" office:value-type="date" office:date-value="2021-06-03T12:58:27.000002" calcext:value-type="date">
            <text:p>03-06-2021 12:58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552" calcext:value-type="float">
            <text:p>55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8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MAC_OS_X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598236" calcext:value-type="float">
            <text:p>46598236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61.230.120.215</text:p>
          </table:table-cell>
          <table:table-cell table:style-name="ce5" office:value-type="date" office:date-value="2021-06-03T12:57:10.999996" calcext:value-type="date">
            <text:p>03-06-2021 12:57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0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598172" calcext:value-type="float">
            <text:p>46598172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88.250.58.234</text:p>
          </table:table-cell>
          <table:table-cell table:style-name="ce5" office:value-type="date" office:date-value="2021-06-03T12:56:16.999996" calcext:value-type="date">
            <text:p>03-06-2021 12:56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548" calcext:value-type="float">
            <text:p>54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0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AFARI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MAC_OS_X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598167" calcext:value-type="float">
            <text:p>46598167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9.155.24.177</text:p>
          </table:table-cell>
          <table:table-cell table:style-name="ce5" office:value-type="date" office:date-value="2021-06-03T12:56:06.999999" calcext:value-type="date">
            <text:p>03-06-2021 12:56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0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REFOX8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598150" calcext:value-type="float">
            <text:p>46598150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2.83.132.188</text:p>
          </table:table-cell>
          <table:table-cell table:style-name="ce5" office:value-type="date" office:date-value="2021-06-03T12:55:42.999998" calcext:value-type="date">
            <text:p>03-06-2021 12:55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4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REFOX8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598105" calcext:value-type="float">
            <text:p>46598105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9.155.253.245</text:p>
          </table:table-cell>
          <table:table-cell table:style-name="ce5" office:value-type="date" office:date-value="2021-06-03T12:54:55.000002" calcext:value-type="date">
            <text:p>03-06-2021 12:54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631" calcext:value-type="float">
            <text:p>63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6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598092" calcext:value-type="float">
            <text:p>46598092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9.152.162.29</text:p>
          </table:table-cell>
          <table:table-cell table:style-name="ce5" office:value-type="date" office:date-value="2021-06-03T12:54:40.999997" calcext:value-type="date">
            <text:p>03-06-2021 12:54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598008" calcext:value-type="float">
            <text:p>46598008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88.37.68.165</text:p>
          </table:table-cell>
          <table:table-cell table:style-name="ce5" office:value-type="date" office:date-value="2021-06-03T12:53:07.000002" calcext:value-type="date">
            <text:p>03-06-2021 12:53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597989" calcext:value-type="float">
            <text:p>46597989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7.196.72.102</text:p>
          </table:table-cell>
          <table:table-cell table:style-name="ce5" office:value-type="date" office:date-value="2021-06-03T12:52:33.999997" calcext:value-type="date">
            <text:p>03-06-2021 12:52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676" calcext:value-type="float">
            <text:p>67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1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OBILE_SAFARI</text:p>
          </table:table-cell>
          <table:table-cell table:style-name="ce4" office:value-type="string" calcext:value-type="string">
            <text:p>MOBILE</text:p>
          </table:table-cell>
          <table:table-cell table:style-name="ce4" office:value-type="string" calcext:value-type="string">
            <text:p>MAC_OS_X_IPHONE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597969" calcext:value-type="float">
            <text:p>46597969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3.223.232.105</text:p>
          </table:table-cell>
          <table:table-cell table:style-name="ce5" office:value-type="date" office:date-value="2021-06-03T12:52:17.000003" calcext:value-type="date">
            <text:p>03-06-2021 12:52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1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OBILE_SAFARI</text:p>
          </table:table-cell>
          <table:table-cell table:style-name="ce4" office:value-type="string" calcext:value-type="string">
            <text:p>MOBILE</text:p>
          </table:table-cell>
          <table:table-cell table:style-name="ce4" office:value-type="string" calcext:value-type="string">
            <text:p>MAC_OS_X_IPHONE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597968" calcext:value-type="float">
            <text:p>46597968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9.153.49.3</text:p>
          </table:table-cell>
          <table:table-cell table:style-name="ce5" office:value-type="date" office:date-value="2021-06-03T12:52:17.000003" calcext:value-type="date">
            <text:p>03-06-2021 12:52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490" calcext:value-type="float">
            <text:p>49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597966" calcext:value-type="float">
            <text:p>46597966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88.250.242.114</text:p>
          </table:table-cell>
          <table:table-cell table:style-name="ce5" office:value-type="date" office:date-value="2021-06-03T12:52:13.000003" calcext:value-type="date">
            <text:p>03-06-2021 12:52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417525" calcext:value-type="float">
            <text:p>46417525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49.90.16.193</text:p>
          </table:table-cell>
          <table:table-cell table:style-name="ce5" office:value-type="date" office:date-value="2021-06-01T12:17:00.999997" calcext:value-type="date">
            <text:p>01-06-2021 12:17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3154" calcext:value-type="float">
            <text:p>315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406256" calcext:value-type="float">
            <text:p>46406256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2.83.84.15</text:p>
          </table:table-cell>
          <table:table-cell table:style-name="ce5" office:value-type="date" office:date-value="2021-06-01T09:04:08.000003" calcext:value-type="date">
            <text:p>01-06-2021 09:04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653" calcext:value-type="float">
            <text:p>65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0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_MOBILE</text:p>
          </table:table-cell>
          <table:table-cell table:style-name="ce4" office:value-type="string" calcext:value-type="string">
            <text:p>MOBILE</text:p>
          </table:table-cell>
          <table:table-cell table:style-name="ce4" office:value-type="string" calcext:value-type="string">
            <text:p>ANDROID1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374387" calcext:value-type="float">
            <text:p>46374387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9.115.45.73</text:p>
          </table:table-cell>
          <table:table-cell table:style-name="ce5" office:value-type="date" office:date-value="2021-05-31T22:12:12.000001" calcext:value-type="date">
            <text:p>31-05-2021 22:12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1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AFARI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MAC_OS_X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372118" calcext:value-type="float">
            <text:p>46372118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9.115.164.227</text:p>
          </table:table-cell>
          <table:table-cell table:style-name="ce5" office:value-type="date" office:date-value="2021-05-31T21:30:57.999997" calcext:value-type="date">
            <text:p>31-05-2021 21:3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1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PPLE_WEB_KIT</text:p>
          </table:table-cell>
          <table:table-cell table:style-name="ce4" office:value-type="string" calcext:value-type="string">
            <text:p>MOBILE</text:p>
          </table:table-cell>
          <table:table-cell table:style-name="ce4" office:value-type="string" calcext:value-type="string">
            <text:p>MAC_OS_X_IPHONE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363701" calcext:value-type="float">
            <text:p>46363701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89.155.176.161</text:p>
          </table:table-cell>
          <table:table-cell table:style-name="ce5" office:value-type="date" office:date-value="2021-05-31T19:32:11" calcext:value-type="date">
            <text:p>31-05-2021 19:32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784" calcext:value-type="float">
            <text:p>78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0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HROME9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WINDOWS_10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>
          <table:table-cell table:style-name="ce4" office:value-type="float" office:value="46306929" calcext:value-type="float">
            <text:p>46306929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2.81.204.182</text:p>
          </table:table-cell>
          <table:table-cell table:style-name="ce5" office:value-type="date" office:date-value="2021-05-31T03:47:05.999997" calcext:value-type="date">
            <text:p>31-05-2021 03:47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811" calcext:value-type="float">
            <text:p>81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string" calcext:value-type="string">
            <text:p>PT</text:p>
          </table:table-cell>
          <table:table-cell table:style-name="ce4" office:value-type="string" calcext:value-type="string">
            <text:p>13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REFOX8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UBUNTU</text:p>
          </table:table-cell>
          <table:table-cell table:style-name="ce4" office:value-type="string" calcext:value-type="string">
            <text:p>English</text:p>
          </table:table-cell>
          <table:table-cell table:number-columns-repeated="999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1 - Q24" table:style-name="ta4">
        <office:forms form:automatic-focus="false" form:apply-design-mode="false"/>
        <table:shapes>
          <draw:frame draw:z-index="0" draw:style-name="gr1" draw:text-style-name="P1" svg:width="289.6mm" svg:height="177.81mm" svg:x="350.72mm" svg:y="808.52mm">
            <draw:object draw:notify-on-update-of-ranges="'Q1 - Q24'.H168:'Q1 - Q24'.H177 'Q1 - Q24'.A169:'Q1 - Q24'.A178 'Q1 - Q24'.I168:'Q1 - Q24'.I177 'Q1 - Q24'.I168:'Q1 - Q24'.I1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89.6mm" svg:height="177.81mm" svg:x="639.59mm" svg:y="1067.23mm">
            <draw:object draw:notify-on-update-of-ranges="'Q1 - Q24'.A169:'Q1 - Q24'.A178 'Q1 - Q24'.H168:'Q1 - Q24'.H177 'Q1 - Q24'.I168:'Q1 - Q24'.I177 'Q1 - Q24'.I168:'Q1 - Q24'.I1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89.6mm" svg:height="177.81mm" svg:x="344.17mm" svg:y="992.39mm">
            <draw:object draw:notify-on-update-of-ranges="'Q1 - Q24'.A169:'Q1 - Q24'.A178 'Q1 - Q24'.H267:'Q1 - Q24'.H276 'Q1 - Q24'.I267:'Q1 - Q24'.I276 'Q1 - Q24'.I267:'Q1 - Q24'.I27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number-columns-repeated="2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Q24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Are you a musician?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Yes</text:p>
          </table:table-cell>
          <table:table-cell table:style-name="ce8" office:value-type="float" office:value="43" calcext:value-type="float">
            <text:p>43</text:p>
          </table:table-cell>
          <table:table-cell table:style-name="ce10" office:value-type="percentage" office:value="0.511904761904762" calcext:value-type="percentage">
            <text:p>51,19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percentage" office:value="0.488095238095238" calcext:value-type="percentage">
            <text:p>48,81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 office:value-type="float" office:value="84" calcext:value-type="float">
            <text:p>84</text:p>
          </table:table-cell>
          <table:table-cell table:style-name="ce7" table:number-columns-repeated="2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9" office:value-type="float" office:value="1.48809523809524" calcext:value-type="float">
            <text:p>1,49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andard Dev.</text:p>
          </table:table-cell>
          <table:table-cell table:style-name="ce9" office:value-type="float" office:value="0.502860435236705" calcext:value-type="float">
            <text:p>0,5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riance</text:p>
          </table:table-cell>
          <table:table-cell table:style-name="ce9" office:value-type="float" office:value="0.252868617326449" calcext:value-type="float">
            <text:p>0,25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Q4-C4-C5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4" office:value-type="string" calcext:value-type="string">
            <text:p>{"detractor":"Lowest pleasantness","promoter":"Highest pleasantness"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ease rate your degree of pleasantness from the following mashup: 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" calcext:value-type="percentage">
            <text:p>0,00%</text:p>
          </table:table-cell>
          <table:table-cell/>
          <table:table-cell table:formula="of:=(([.A19]*[.B19])+([.A20]*[.B20])+([.A21]*[.B21])+([.A22]*[.B22])+([.A23]*[.B23])+([.A24]*[.B24])+([.A25]*[.B25])+([.A26]*[.B26])+([.A27]*[.B27])+([.A28]*[.B28]))/100" office:value-type="float" office:value="8.8" calcext:value-type="float">
            <text:p>8,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.0194174757281553" calcext:value-type="percentage">
            <text:p>1,94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.0485436893203884" calcext:value-type="percentage">
            <text:p>4,85%</text:p>
          </table:table-cell>
          <table:table-cell/>
          <table:table-cell table:formula="of:=[.E23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percentage" office:value="0.0679611650485437" calcext:value-type="percentage">
            <text:p>6,80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percentage" office:value="0.087378640776699" calcext:value-type="percentage">
            <text:p>8,74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percentage" office:value="0.116504854368932" calcext:value-type="percentage">
            <text:p>11,65%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percentage" office:value="0.223300970873786" calcext:value-type="percentage">
            <text:p>22,33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percentage" office:value="0.174757281553398" calcext:value-type="percentage">
            <text:p>17,48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9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percentage" office:value="0.145631067961165" calcext:value-type="percentage">
            <text:p>14,56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10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percentage" office:value="0.116504854368932" calcext:value-type="percentage">
            <text:p>11,65%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style-name="ce7" office:value-type="float" office:value="103" calcext:value-type="float">
            <text:p>103</text:p>
          </table:table-cell>
          <table:table-cell table:style-name="ce7" table:number-columns-repeated="23"/>
          <table:table-cell table:number-columns-repeated="999"/>
        </table:table-row>
        <table:table-row table:style-name="ro2">
          <table:table-cell table:style-name="ce4" office:value-type="string" calcext:value-type="string">
            <text:p>Promoters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percentage" office:value="0.2621" calcext:value-type="percentage">
            <text:p>26,21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assive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percentage" office:value="0.3981" calcext:value-type="percentage">
            <text:p>39,81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tractors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percentage" office:value="0.3398" calcext:value-type="percentage">
            <text:p>33,98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9" office:value-type="float" office:value="7.02912621359223" calcext:value-type="float">
            <text:p>7,03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andard Dev.</text:p>
          </table:table-cell>
          <table:table-cell table:style-name="ce9" office:value-type="float" office:value="2.04582938107335" calcext:value-type="float">
            <text:p>2,05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riance</text:p>
          </table:table-cell>
          <table:table-cell table:style-name="ce9" office:value-type="float" office:value="4.18541785646297" calcext:value-type="float">
            <text:p>4,19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Q4-C4--C22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4" office:value-type="string" calcext:value-type="string">
            <text:p>{"detractor":"Lowest pleasantness","promoter":"Highest pleasantness"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ease rate your degree of pleasantness from the following mashup: 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.0206185567010309" calcext:value-type="percentage">
            <text:p>2,06%</text:p>
          </table:table-cell>
          <table:table-cell/>
          <table:table-cell table:formula="of:=(([.A44]*[.B44])+([.A45]*[.B45])+([.A46]*[.B46])+([.A47]*[.B47])+([.A48]*[.B48])+([.A49]*[.B49])+([.A50]*[.B50])+([.A51]*[.B51])+([.A52]*[.B52])+([.A53]*[.B53]))/100" office:value-type="float" office:value="7.8" calcext:value-type="float">
            <text:p>7,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.0309278350515464" calcext:value-type="percentage">
            <text:p>3,09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percentage" office:value="0.103092783505155" calcext:value-type="percentage">
            <text:p>10,31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percentage" office:value="0.0824742268041237" calcext:value-type="percentage">
            <text:p>8,25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percentage" office:value="0.103092783505155" calcext:value-type="percentage">
            <text:p>10,31%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percentage" office:value="0.195876288659794" calcext:value-type="percentage">
            <text:p>19,59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percentage" office:value="0.164948453608247" calcext:value-type="percentage">
            <text:p>16,49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percentage" office:value="0.144329896907216" calcext:value-type="percentage">
            <text:p>14,43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percentage" office:value="0.103092783505155" calcext:value-type="percentage">
            <text:p>10,31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10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percentage" office:value="0.0515463917525773" calcext:value-type="percentage">
            <text:p>5,15%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style-name="ce7" office:value-type="float" office:value="103" calcext:value-type="float">
            <text:p>103</text:p>
          </table:table-cell>
          <table:table-cell table:style-name="ce7" table:number-columns-repeated="23"/>
          <table:table-cell table:number-columns-repeated="999"/>
        </table:table-row>
        <table:table-row table:style-name="ro1">
          <table:table-cell table:style-name="ce4" office:value-type="string" calcext:value-type="string">
            <text:p>Promoters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percentage" office:value="0.1546" calcext:value-type="percentage">
            <text:p>15,46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percentage" office:value="0.3093" calcext:value-type="percentage">
            <text:p>30,93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tractors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percentage" office:value="0.5361" calcext:value-type="percentage">
            <text:p>53,61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9" office:value-type="float" office:value="6.16494845360825" calcext:value-type="float">
            <text:p>6,16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andard Dev.</text:p>
          </table:table-cell>
          <table:table-cell table:style-name="ce9" office:value-type="float" office:value="2.21114795021318" calcext:value-type="float">
            <text:p>2,2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riance</text:p>
          </table:table-cell>
          <table:table-cell table:style-name="ce9" office:value-type="float" office:value="4.88917525773196" calcext:value-type="float">
            <text:p>4,89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Q4-C4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4" office:value-type="string" calcext:value-type="string">
            <text:p>{"detractor":"Lowest pleasantness","promoter":"Highest pleasantness"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ease rate your degree of pleasantness from the following mashup: 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" calcext:value-type="percentage">
            <text:p>0,00%</text:p>
          </table:table-cell>
          <table:table-cell/>
          <table:table-cell table:formula="of:=(([.A69]*[.B69])+([.A70]*[.B70])+([.A71]*[.B71])+([.A72]*[.B72])+([.A73]*[.B73])+([.A74]*[.B74])+([.A75]*[.B75])+([.A76]*[.B76])+([.A77]*[.B77])+([.A78]*[.B78]))/100" office:value-type="float" office:value="7.18" calcext:value-type="float">
            <text:p>7,1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percentage" office:value="0.00970873786407767" calcext:value-type="percentage">
            <text:p>0,97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percentage" office:value="0.029126213592233" calcext:value-type="percentage">
            <text:p>2,91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percentage" office:value="0.0679611650485437" calcext:value-type="percentage">
            <text:p>6,8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percentage" office:value="0.116504854368932" calcext:value-type="percentage">
            <text:p>11,65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percentage" office:value="0.174757281553398" calcext:value-type="percentage">
            <text:p>17,48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percentage" office:value="0.194174757281553" calcext:value-type="percentage">
            <text:p>19,42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percentage" office:value="0.16504854368932" calcext:value-type="percentage">
            <text:p>16,5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9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percentage" office:value="0.145631067961165" calcext:value-type="percentage">
            <text:p>14,56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percentage" office:value="0.0970873786407767" calcext:value-type="percentage">
            <text:p>9,71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 office:value-type="float" office:value="103" calcext:value-type="float">
            <text:p>103</text:p>
          </table:table-cell>
          <table:table-cell table:style-name="ce7" table:number-columns-repeated="23"/>
          <table:table-cell table:number-columns-repeated="999"/>
        </table:table-row>
        <table:table-row table:style-name="ro1">
          <table:table-cell table:style-name="ce4" office:value-type="string" calcext:value-type="string">
            <text:p>Promoters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percentage" office:value="0.2427" calcext:value-type="percentage">
            <text:p>24,27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percentage" office:value="0.3592" calcext:value-type="percentage">
            <text:p>35,92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tractors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percentage" office:value="0.3981" calcext:value-type="percentage">
            <text:p>39,81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9" office:value-type="float" office:value="6.97087378640777" calcext:value-type="float">
            <text:p>6,97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andard Dev.</text:p>
          </table:table-cell>
          <table:table-cell table:style-name="ce9" office:value-type="float" office:value="1.90178610928847" calcext:value-type="float">
            <text:p>1,9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riance</text:p>
          </table:table-cell>
          <table:table-cell table:style-name="ce9" office:value-type="float" office:value="3.61679040548258" calcext:value-type="float">
            <text:p>3,62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Q4-C4-C-C6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4" office:value-type="string" calcext:value-type="string">
            <text:p>{"detractor":"Lowest pleasantness","promoter":"Highest pleasantness"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ease rate your degree of pleasantness from the following mashup: 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percentage" office:value="0.00970873786407767" calcext:value-type="percentage">
            <text:p>0,97%</text:p>
          </table:table-cell>
          <table:table-cell/>
          <table:table-cell table:formula="of:=(([.A94]*[.B94])+([.A95]*[.B95])+([.A96]*[.B96])+([.A97]*[.B97])+([.A98]*[.B98])+([.A99]*[.B99])+([.A100]*[.B100])+([.A101]*[.B101])+([.A102]*[.B102])+([.A103]*[.B103]))/100" office:value-type="float" office:value="6.85" calcext:value-type="float">
            <text:p>6,8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percentage" office:value="0.0194174757281553" calcext:value-type="percentage">
            <text:p>1,94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percentage" office:value="0.0485436893203884" calcext:value-type="percentage">
            <text:p>4,85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percentage" office:value="0.0388349514563107" calcext:value-type="percentage">
            <text:p>3,88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percentage" office:value="0.106796116504854" calcext:value-type="percentage">
            <text:p>10,68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percentage" office:value="0.12621359223301" calcext:value-type="percentage">
            <text:p>12,62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8" office:value-type="float" office:value="23" calcext:value-type="float">
            <text:p>23</text:p>
          </table:table-cell>
          <table:table-cell table:style-name="ce10" office:value-type="percentage" office:value="0.223300970873786" calcext:value-type="percentage">
            <text:p>22,33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percentage" office:value="0.16504854368932" calcext:value-type="percentage">
            <text:p>16,50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percentage" office:value="0.145631067961165" calcext:value-type="percentage">
            <text:p>14,56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percentage" office:value="0.116504854368932" calcext:value-type="percentage">
            <text:p>11,65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 office:value-type="float" office:value="103" calcext:value-type="float">
            <text:p>103</text:p>
          </table:table-cell>
          <table:table-cell table:style-name="ce7" table:number-columns-repeated="23"/>
          <table:table-cell table:number-columns-repeated="999"/>
        </table:table-row>
        <table:table-row table:style-name="ro1">
          <table:table-cell table:style-name="ce4" office:value-type="string" calcext:value-type="string">
            <text:p>Promoters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percentage" office:value="0.2621" calcext:value-type="percentage">
            <text:p>26,21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percentage" office:value="0.3883" calcext:value-type="percentage">
            <text:p>38,83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tractors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percentage" office:value="0.3495" calcext:value-type="percentage">
            <text:p>34,95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9" office:value-type="float" office:value="7" calcext:value-type="float">
            <text:p>7,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andard Dev.</text:p>
          </table:table-cell>
          <table:table-cell table:style-name="ce9" office:value-type="float" office:value="2.08637033540802" calcext:value-type="float">
            <text:p>2,09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riance</text:p>
          </table:table-cell>
          <table:table-cell table:style-name="ce9" office:value-type="float" office:value="4.35294117647059" calcext:value-type="float">
            <text:p>4,35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Q4-C4-C-C7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4" office:value-type="string" calcext:value-type="string">
            <text:p>{"detractor":"Lowest pleasantness","promoter":"Highest pleasantness"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ease rate your degree of pleasantness from the following mashup: 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percentage" office:value="0.029126213592233" calcext:value-type="percentage">
            <text:p>2,91%</text:p>
          </table:table-cell>
          <table:table-cell/>
          <table:table-cell table:formula="of:=(([.A119]*[.B119])+([.A120]*[.B120])+([.A121]*[.B121])+([.A122]*[.B122])+([.A123]*[.B123])+([.A124]*[.B124])+([.A125]*[.B125])+([.A126]*[.B126])+([.A127]*[.B127])+([.A128]*[.B128]))/100" office:value-type="float" office:value="5.59" calcext:value-type="float">
            <text:p>5,5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percentage" office:value="0.116504854368932" calcext:value-type="percentage">
            <text:p>11,65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percentage" office:value="0.116504854368932" calcext:value-type="percentage">
            <text:p>11,65%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percentage" office:value="0.233009708737864" calcext:value-type="percentage">
            <text:p>23,30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5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percentage" office:value="0.184466019417476" calcext:value-type="percentage">
            <text:p>18,45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6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percentage" office:value="0.135922330097087" calcext:value-type="percentage">
            <text:p>13,59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percentage" office:value="0.0776699029126214" calcext:value-type="percentage">
            <text:p>7,77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percentage" office:value="0.0970873786407767" calcext:value-type="percentage">
            <text:p>9,71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percentage" office:value="0.00970873786407767" calcext:value-type="percentage">
            <text:p>0,97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 office:value-type="float" office:value="103" calcext:value-type="float">
            <text:p>103</text:p>
          </table:table-cell>
          <table:table-cell table:style-name="ce7" table:number-columns-repeated="23"/>
          <table:table-cell table:number-columns-repeated="999"/>
        </table:table-row>
        <table:table-row table:style-name="ro1">
          <table:table-cell table:style-name="ce4" office:value-type="string" calcext:value-type="string">
            <text:p>Promoters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percentage" office:value="0.0097" calcext:value-type="percentage">
            <text:p>0,97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percentage" office:value="0.1748" calcext:value-type="percentage">
            <text:p>17,48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tractors</text:p>
          </table:table-cell>
          <table:table-cell table:style-name="ce4" office:value-type="float" office:value="84" calcext:value-type="float">
            <text:p>84</text:p>
          </table:table-cell>
          <table:table-cell table:style-name="ce6" office:value-type="percentage" office:value="0.8155" calcext:value-type="percentage">
            <text:p>81,55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9" office:value-type="float" office:value="4.68932038834952" calcext:value-type="float">
            <text:p>4,69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andard Dev.</text:p>
          </table:table-cell>
          <table:table-cell table:style-name="ce9" office:value-type="float" office:value="1.90473674890245" calcext:value-type="float">
            <text:p>1,9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riance</text:p>
          </table:table-cell>
          <table:table-cell table:style-name="ce9" office:value-type="float" office:value="3.62802208261946" calcext:value-type="float">
            <text:p>3,63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Q5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4" office:value-type="string" calcext:value-type="string">
            <text:p>{"detractor":"Lowest pleasantness","promoter":"Highest pleasantness"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ease rate your degree of pleasantness from the following mashup:  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percentage" office:value="0.00970873786407767" calcext:value-type="percentage">
            <text:p>0,97%</text:p>
          </table:table-cell>
          <table:table-cell/>
          <table:table-cell table:formula="of:=(([.A144]*[.B144])+([.A145]*[.B145])+([.A146]*[.B146])+([.A147]*[.B147])+([.A148]*[.B148])+([.A149]*[.B149])+([.A150]*[.B150])+([.A151]*[.B151])+([.A152]*[.B152])+([.A153]*[.B153]))/100" office:value-type="float" office:value="5.57" calcext:value-type="float">
            <text:p>5,57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percentage" office:value="0.029126213592233" calcext:value-type="percentage">
            <text:p>2,91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percentage" office:value="0.106796116504854" calcext:value-type="percentage">
            <text:p>10,68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percentage" office:value="0.12621359223301" calcext:value-type="percentage">
            <text:p>12,62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percentage" office:value="0.12621359223301" calcext:value-type="percentage">
            <text:p>12,62%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10" office:value-type="percentage" office:value="0.213592233009709" calcext:value-type="percentage">
            <text:p>21,36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percentage" office:value="0.145631067961165" calcext:value-type="percentage">
            <text:p>14,56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percentage" office:value="0.12621359223301" calcext:value-type="percentage">
            <text:p>12,62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percentage" office:value="0.106796116504854" calcext:value-type="percentage">
            <text:p>10,68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percentage" office:value="0.00970873786407767" calcext:value-type="percentage">
            <text:p>0,97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 office:value-type="float" office:value="103" calcext:value-type="float">
            <text:p>103</text:p>
          </table:table-cell>
          <table:table-cell table:style-name="ce7" table:number-columns-repeated="23"/>
          <table:table-cell table:number-columns-repeated="999"/>
        </table:table-row>
        <table:table-row table:style-name="ro1">
          <table:table-cell table:style-name="ce4" office:value-type="string" calcext:value-type="string">
            <text:p>Promoters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percentage" office:value="0.1165" calcext:value-type="percentage">
            <text:p>11,65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percentage" office:value="0.2718" calcext:value-type="percentage">
            <text:p>27,18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tractors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percentage" office:value="0.6117" calcext:value-type="percentage">
            <text:p>61,17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9" office:value-type="float" office:value="5.89320388349515" calcext:value-type="float">
            <text:p>5,89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andard Dev.</text:p>
          </table:table-cell>
          <table:table-cell table:style-name="ce9" office:value-type="float" office:value="2.02393821768462" calcext:value-type="float">
            <text:p>2,0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riance</text:p>
          </table:table-cell>
          <table:table-cell table:style-name="ce9" office:value-type="float" office:value="4.09632590900438" calcext:value-type="float">
            <text:p>4,1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Q6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4" office:value-type="string" calcext:value-type="string">
            <text:p>{"detractor":"Lowest pleasantness","promoter":"Highest pleasantness"}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Please rate your degree of pleasantness from the following mashup:  </text:p>
          </table:table-cell>
          <table:table-cell table:number-columns-repeated="6"/>
          <table:table-cell office:value-type="float" office:value="8.8" calcext:value-type="float">
            <text:p>8,8</text:p>
          </table:table-cell>
          <table:table-cell table:style-name="ce9" office:value-type="float" office:value="1" calcext:value-type="float">
            <text:p>1,00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percentage" office:value="0.0776699029126214" calcext:value-type="percentage">
            <text:p>7,77%</text:p>
          </table:table-cell>
          <table:table-cell/>
          <table:table-cell table:formula="of:=(([.A169]*[.B169])+([.A170]*[.B170])+([.A171]*[.B171])+([.A172]*[.B172])+([.A173]*[.B173])+([.A174]*[.B174])+([.A175]*[.B175])+([.A176]*[.B176])+([.A177]*[.B177])+([.A178]*[.B178]))/100" office:value-type="float" office:value="5.07" calcext:value-type="float">
            <text:p>5,07</text:p>
          </table:table-cell>
          <table:table-cell table:number-columns-repeated="2"/>
          <table:table-cell office:value-type="float" office:value="7.8" calcext:value-type="float">
            <text:p>7,8</text:p>
          </table:table-cell>
          <table:table-cell table:style-name="ce9" office:value-type="float" office:value="1.3" calcext:value-type="float">
            <text:p>1,30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percentage" office:value="0.174757281553398" calcext:value-type="percentage">
            <text:p>17,48%</text:p>
          </table:table-cell>
          <table:table-cell table:number-columns-repeated="4"/>
          <table:table-cell office:value-type="float" office:value="7.18" calcext:value-type="float">
            <text:p>7,18</text:p>
          </table:table-cell>
          <table:table-cell table:style-name="ce9" office:value-type="float" office:value="1.90178610928847" calcext:value-type="float">
            <text:p>1,90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percentage" office:value="0.174757281553398" calcext:value-type="percentage">
            <text:p>17,48%</text:p>
          </table:table-cell>
          <table:table-cell table:number-columns-repeated="4"/>
          <table:table-cell office:value-type="float" office:value="6.85" calcext:value-type="float">
            <text:p>6,85</text:p>
          </table:table-cell>
          <table:table-cell table:style-name="ce9" office:value-type="float" office:value="2.08637033540802" calcext:value-type="float">
            <text:p>2,09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percentage" office:value="0.174757281553398" calcext:value-type="percentage">
            <text:p>17,48%</text:p>
          </table:table-cell>
          <table:table-cell table:number-columns-repeated="4"/>
          <table:table-cell office:value-type="float" office:value="5.59" calcext:value-type="float">
            <text:p>5,59</text:p>
          </table:table-cell>
          <table:table-cell table:style-name="ce9" office:value-type="float" office:value="1.90473674890245" calcext:value-type="float">
            <text:p>1,90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percentage" office:value="0.12621359223301" calcext:value-type="percentage">
            <text:p>12,62%</text:p>
          </table:table-cell>
          <table:table-cell table:number-columns-repeated="4"/>
          <table:table-cell office:value-type="float" office:value="5.57" calcext:value-type="float">
            <text:p>5,57</text:p>
          </table:table-cell>
          <table:table-cell table:style-name="ce9" office:value-type="float" office:value="2.02393821768462" calcext:value-type="float">
            <text:p>2,02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6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percentage" office:value="0.0970873786407767" calcext:value-type="percentage">
            <text:p>9,71%</text:p>
          </table:table-cell>
          <table:table-cell table:number-columns-repeated="4"/>
          <table:table-cell office:value-type="float" office:value="5.07" calcext:value-type="float">
            <text:p>5,07</text:p>
          </table:table-cell>
          <table:table-cell table:style-name="ce9" office:value-type="float" office:value="2.13908182291306" calcext:value-type="float">
            <text:p>2,14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percentage" office:value="0.0970873786407767" calcext:value-type="percentage">
            <text:p>9,71%</text:p>
          </table:table-cell>
          <table:table-cell table:number-columns-repeated="4"/>
          <table:table-cell office:value-type="float" office:value="5.05" calcext:value-type="float">
            <text:p>5,05</text:p>
          </table:table-cell>
          <table:table-cell table:style-name="ce9" office:value-type="float" office:value="2.02685191574731" calcext:value-type="float">
            <text:p>2,03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percentage" office:value="0.0485436893203884" calcext:value-type="percentage">
            <text:p>4,85%</text:p>
          </table:table-cell>
          <table:table-cell table:number-columns-repeated="4"/>
          <table:table-cell office:value-type="float" office:value="2.84" calcext:value-type="float">
            <text:p>2,84</text:p>
          </table:table-cell>
          <table:table-cell table:style-name="ce9" office:value-type="float" office:value="1.56001825563959" calcext:value-type="float">
            <text:p>1,56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percentage" office:value="0.0194174757281553" calcext:value-type="percentage">
            <text:p>1,94%</text:p>
          </table:table-cell>
          <table:table-cell table:number-columns-repeated="4"/>
          <table:table-cell office:value-type="float" office:value="2.7" calcext:value-type="float">
            <text:p>2,7</text:p>
          </table:table-cell>
          <table:table-cell table:style-name="ce9" office:value-type="float" office:value="1.84405342350635" calcext:value-type="float">
            <text:p>1,84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percentage" office:value="0.00970873786407767" calcext:value-type="percentage">
            <text:p>0,97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 office:value-type="float" office:value="103" calcext:value-type="float">
            <text:p>103</text:p>
          </table:table-cell>
          <table:table-cell table:style-name="ce7" table:number-columns-repeated="23"/>
          <table:table-cell table:number-columns-repeated="999"/>
        </table:table-row>
        <table:table-row table:style-name="ro1">
          <table:table-cell table:style-name="ce4" office:value-type="string" calcext:value-type="string">
            <text:p>Promoters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percentage" office:value="0.0291" calcext:value-type="percentage">
            <text:p>2,91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percentage" office:value="0.1456" calcext:value-type="percentage">
            <text:p>14,56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tractors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percentage" office:value="0.8252" calcext:value-type="percentage">
            <text:p>82,52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9" office:value-type="float" office:value="4.20388349514563" calcext:value-type="float">
            <text:p>4,2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andard Dev.</text:p>
          </table:table-cell>
          <table:table-cell table:style-name="ce9" office:value-type="float" office:value="2.13908182291306" calcext:value-type="float">
            <text:p>2,1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riance</text:p>
          </table:table-cell>
          <table:table-cell table:style-name="ce9" office:value-type="float" office:value="4.57567104511708" calcext:value-type="float">
            <text:p>4,58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Q6-C8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4" office:value-type="string" calcext:value-type="string">
            <text:p>{"detractor":"Lowest pleasantness","promoter":"Highest pleasantness"}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Please rate your degree of pleasantness from the following mashup:  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percentage" office:value="0.0388349514563107" calcext:value-type="percentage">
            <text:p>3,88%</text:p>
          </table:table-cell>
          <table:table-cell/>
          <table:table-cell table:formula="of:=(([.A194]*[.B194])+([.A195]*[.B195])+([.A196]*[.B196])+([.A197]*[.B197])+([.A198]*[.B198])+([.A199]*[.B199])+([.A200]*[.B200])+([.A201]*[.B201])+([.A202]*[.B202])+([.A203]*[.B203]))/100" office:value-type="float" office:value="5.05" calcext:value-type="float">
            <text:p>5,0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percentage" office:value="0.0776699029126214" calcext:value-type="percentage">
            <text:p>7,77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percentage" office:value="0.135922330097087" calcext:value-type="percentage">
            <text:p>13,59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8" office:value-type="float" office:value="23" calcext:value-type="float">
            <text:p>23</text:p>
          </table:table-cell>
          <table:table-cell table:style-name="ce10" office:value-type="percentage" office:value="0.223300970873786" calcext:value-type="percentage">
            <text:p>22,33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percentage" office:value="0.116504854368932" calcext:value-type="percentage">
            <text:p>11,65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6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percentage" office:value="0.184466019417476" calcext:value-type="percentage">
            <text:p>18,45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percentage" office:value="0.12621359223301" calcext:value-type="percentage">
            <text:p>12,62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percentage" office:value="0.0485436893203884" calcext:value-type="percentage">
            <text:p>4,85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percentage" office:value="0.0388349514563107" calcext:value-type="percentage">
            <text:p>3,88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percentage" office:value="0.00970873786407767" calcext:value-type="percentage">
            <text:p>0,97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 office:value-type="float" office:value="103" calcext:value-type="float">
            <text:p>103</text:p>
          </table:table-cell>
          <table:table-cell table:style-name="ce7" table:number-columns-repeated="23"/>
          <table:table-cell table:number-columns-repeated="999"/>
        </table:table-row>
        <table:table-row table:style-name="ro1">
          <table:table-cell table:style-name="ce4" office:value-type="string" calcext:value-type="string">
            <text:p>Promoters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percentage" office:value="0.0485" calcext:value-type="percentage">
            <text:p>4,85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percentage" office:value="0.1748" calcext:value-type="percentage">
            <text:p>17,48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tractors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percentage" office:value="0.7767" calcext:value-type="percentage">
            <text:p>77,67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9" office:value-type="float" office:value="4.90291262135922" calcext:value-type="float">
            <text:p>4,9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andard Dev.</text:p>
          </table:table-cell>
          <table:table-cell table:style-name="ce9" office:value-type="float" office:value="2.02685191574731" calcext:value-type="float">
            <text:p>2,03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riance</text:p>
          </table:table-cell>
          <table:table-cell table:style-name="ce9" office:value-type="float" office:value="4.10812868836855" calcext:value-type="float">
            <text:p>4,11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Q6-C8-C9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4" office:value-type="string" calcext:value-type="string">
            <text:p>{"detractor":"Lowest pleasantness","promoter":"Highest pleasantness"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ease rate your degree of pleasantness from the following mashup:  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8" office:value-type="float" office:value="32" calcext:value-type="float">
            <text:p>32</text:p>
          </table:table-cell>
          <table:table-cell table:style-name="ce10" office:value-type="percentage" office:value="0.378640776699029" calcext:value-type="percentage">
            <text:p>37,86%</text:p>
          </table:table-cell>
          <table:table-cell/>
          <table:table-cell table:formula="of:=(([.A219]*[.B219])+([.A220]*[.B220])+([.A221]*[.B221])+([.A222]*[.B222])+([.A223]*[.B223])+([.A224]*[.B224])+([.A225]*[.B225])+([.A226]*[.B226])+([.A227]*[.B227])+([.A228]*[.B228]))/100" office:value-type="float" office:value="2.84" calcext:value-type="float">
            <text:p>2,8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percentage" office:value="0.271844660194175" calcext:value-type="percentage">
            <text:p>27,18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percentage" office:value="0.135922330097087" calcext:value-type="percentage">
            <text:p>13,59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percentage" office:value="0.0970873786407767" calcext:value-type="percentage">
            <text:p>9,71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percentage" office:value="0.0679611650485437" calcext:value-type="percentage">
            <text:p>6,80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percentage" office:value="0.0194174757281553" calcext:value-type="percentage">
            <text:p>1,94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percentage" office:value="0.029126213592233" calcext:value-type="percentage">
            <text:p>2,91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 office:value-type="float" office:value="103" calcext:value-type="float">
            <text:p>103</text:p>
          </table:table-cell>
          <table:table-cell table:style-name="ce7" table:number-columns-repeated="23"/>
          <table:table-cell table:number-columns-repeated="999"/>
        </table:table-row>
        <table:table-row table:style-name="ro1">
          <table:table-cell table:style-name="ce4" office:value-type="string" calcext:value-type="string">
            <text:p>Promoters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percentage" office:value="0.0291" calcext:value-type="percentage">
            <text:p>2,91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tractors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percentage" office:value="0.9709" calcext:value-type="percentage">
            <text:p>97,09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9" office:value-type="float" office:value="2.37864077669903" calcext:value-type="float">
            <text:p>2,38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andard Dev.</text:p>
          </table:table-cell>
          <table:table-cell table:style-name="ce9" office:value-type="float" office:value="1.56001825563959" calcext:value-type="float">
            <text:p>1,56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riance</text:p>
          </table:table-cell>
          <table:table-cell table:style-name="ce9" office:value-type="float" office:value="2.4336569579288" calcext:value-type="float">
            <text:p>2,43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Q6-C8--C10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4" office:value-type="string" calcext:value-type="string">
            <text:p>{"detractor":"Lowest pleasantness","promoter":"Highest pleasantness"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ease rate your degree of pleasantness from the following mashup:  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percentage" office:value="0.223300970873786" calcext:value-type="percentage">
            <text:p>22,33%</text:p>
          </table:table-cell>
          <table:table-cell/>
          <table:table-cell table:formula="of:=(([.A244]*[.B244])+([.A245]*[.B245])+([.A246]*[.B246])+([.A247]*[.B247])+([.A248]*[.B248])+([.A249]*[.B249])+([.A250]*[.B250])+([.A251]*[.B251])+([.A252]*[.B252])+([.A253]*[.B253]))/100" office:value-type="float" office:value="2.7" calcext:value-type="float">
            <text:p>2,7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percentage" office:value="0.194174757281553" calcext:value-type="percentage">
            <text:p>19,42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percentage" office:value="0.194174757281553" calcext:value-type="percentage">
            <text:p>19,42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percentage" office:value="0.16504854368932" calcext:value-type="percentage">
            <text:p>16,5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percentage" office:value="0.0970873786407767" calcext:value-type="percentage">
            <text:p>9,71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percentage" office:value="0.0776699029126214" calcext:value-type="percentage">
            <text:p>7,77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percentage" office:value="0.029126213592233" calcext:value-type="percentage">
            <text:p>2,91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.00970873786407767" calcext:value-type="percentage">
            <text:p>0,97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.00970873786407767" calcext:value-type="percentage">
            <text:p>0,97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 office:value-type="float" office:value="103" calcext:value-type="float">
            <text:p>103</text:p>
          </table:table-cell>
          <table:table-cell table:style-name="ce7" table:number-columns-repeated="23"/>
          <table:table-cell table:number-columns-repeated="999"/>
        </table:table-row>
        <table:table-row table:style-name="ro1">
          <table:table-cell table:style-name="ce4" office:value-type="string" calcext:value-type="string">
            <text:p>Promoters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percentage" office:value="0.0097" calcext:value-type="percentage">
            <text:p>0,97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percentage" office:value="0.0388" calcext:value-type="percentage">
            <text:p>3,88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tractors</text:p>
          </table:table-cell>
          <table:table-cell table:style-name="ce4" office:value-type="float" office:value="98" calcext:value-type="float">
            <text:p>98</text:p>
          </table:table-cell>
          <table:table-cell table:style-name="ce6" office:value-type="percentage" office:value="0.9515" calcext:value-type="percentage">
            <text:p>95,15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9" office:value-type="float" office:value="3.1747572815534" calcext:value-type="float">
            <text:p>3,17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andard Dev.</text:p>
          </table:table-cell>
          <table:table-cell table:style-name="ce9" office:value-type="float" office:value="1.84405342350635" calcext:value-type="float">
            <text:p>1,8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riance</text:p>
          </table:table-cell>
          <table:table-cell table:style-name="ce9" office:value-type="float" office:value="3.40053302874548" calcext:value-type="float">
            <text:p>3,4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Q4-C13</text:p>
          </table:table-cell>
          <table:table-cell table:style-name="ce1" table:number-columns-repeated="24"/>
          <table:table-cell table:number-columns-repeated="999"/>
        </table:table-row>
        <table:table-row table:style-name="ro2">
          <table:table-cell table:style-name="ce4" office:value-type="string" calcext:value-type="string">
            <text:p>{"detractor":"Lowest pleasantness","promoter":"Highest pleasantness"}</text:p>
          </table:table-cell>
          <table:table-cell table:number-columns-repeated="6"/>
          <table:table-cell office:value-type="float" office:value="8.08" calcext:value-type="float">
            <text:p>8,08</text:p>
          </table:table-cell>
          <table:table-cell table:style-name="ce9" office:value-type="float" office:value="1.2" calcext:value-type="float">
            <text:p>1,20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lease rate your degree of continuity and pleasantness from the following mashup: </text:p>
          </table:table-cell>
          <table:table-cell table:number-columns-repeated="6"/>
          <table:table-cell office:value-type="float" office:value="7.66" calcext:value-type="float">
            <text:p>7,66</text:p>
          </table:table-cell>
          <table:table-cell table:style-name="ce9" office:value-type="float" office:value="2.2291186851123" calcext:value-type="float">
            <text:p>2,23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" calcext:value-type="percentage">
            <text:p>0,00%</text:p>
          </table:table-cell>
          <table:table-cell/>
          <table:table-cell table:formula="of:=(([.A269]*[.B269])+([.A270]*[.B270])+([.A271]*[.B271])+([.A272]*[.B272])+([.A273]*[.B273])+([.A274]*[.B274])+([.A275]*[.B275])+([.A276]*[.B276])+([.A277]*[.B277])+([.A278]*[.B278]))/100" office:value-type="float" office:value="8.08" calcext:value-type="float">
            <text:p>8,08</text:p>
          </table:table-cell>
          <table:table-cell table:number-columns-repeated="2"/>
          <table:table-cell office:value-type="float" office:value="7.52" calcext:value-type="float">
            <text:p>7,52</text:p>
          </table:table-cell>
          <table:table-cell table:style-name="ce9" office:value-type="float" office:value="1.74" calcext:value-type="float">
            <text:p>1,74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percentage" office:value="0.0194174757281553" calcext:value-type="percentage">
            <text:p>1,94%</text:p>
          </table:table-cell>
          <table:table-cell table:number-columns-repeated="4"/>
          <table:table-cell office:value-type="float" office:value="7.49" calcext:value-type="float">
            <text:p>7,49</text:p>
          </table:table-cell>
          <table:table-cell table:style-name="ce9" office:value-type="float" office:value="1.91450622741295" calcext:value-type="float">
            <text:p>1,9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percentage" office:value="0.0194174757281553" calcext:value-type="percentage">
            <text:p>1,94%</text:p>
          </table:table-cell>
          <table:table-cell table:number-columns-repeated="4"/>
          <table:table-cell office:value-type="float" office:value="7.44" calcext:value-type="float">
            <text:p>7,44</text:p>
          </table:table-cell>
          <table:table-cell table:style-name="ce9" office:value-type="float" office:value="1.96252730449855" calcext:value-type="float">
            <text:p>1,96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6.46" calcext:value-type="float">
            <text:p>6,46</text:p>
          </table:table-cell>
          <table:table-cell table:style-name="ce9" office:value-type="float" office:value="1.99112823843857" calcext:value-type="float">
            <text:p>1,99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percentage" office:value="0.0679611650485437" calcext:value-type="percentage">
            <text:p>6,80%</text:p>
          </table:table-cell>
          <table:table-cell table:number-columns-repeated="4"/>
          <table:table-cell office:value-type="float" office:value="5.29" calcext:value-type="float">
            <text:p>5,29</text:p>
          </table:table-cell>
          <table:table-cell table:style-name="ce9" office:value-type="float" office:value="2.13765742999805" calcext:value-type="float">
            <text:p>2,14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percentage" office:value="0.0970873786407767" calcext:value-type="percentage">
            <text:p>9,71%</text:p>
          </table:table-cell>
          <table:table-cell table:number-columns-repeated="4"/>
          <table:table-cell office:value-type="float" office:value="4.56" calcext:value-type="float">
            <text:p>4,56</text:p>
          </table:table-cell>
          <table:table-cell table:style-name="ce9" office:value-type="float" office:value="2.23870560354955" calcext:value-type="float">
            <text:p>2,24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percentage" office:value="0.155339805825243" calcext:value-type="percentage">
            <text:p>15,53%</text:p>
          </table:table-cell>
          <table:table-cell table:number-columns-repeated="4"/>
          <table:table-cell office:value-type="float" office:value="3.4" calcext:value-type="float">
            <text:p>3,4</text:p>
          </table:table-cell>
          <table:table-cell table:style-name="ce9" office:value-type="float" office:value="1.84622004645374" calcext:value-type="float">
            <text:p>1,85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8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percentage" office:value="0.203883495145631" calcext:value-type="percentage">
            <text:p>20,39%</text:p>
          </table:table-cell>
          <table:table-cell table:number-columns-repeated="4"/>
          <table:table-cell office:value-type="float" office:value="2.55" calcext:value-type="float">
            <text:p>2,55</text:p>
          </table:table-cell>
          <table:table-cell table:style-name="ce9" office:value-type="float" office:value="2.00902210234953" calcext:value-type="float">
            <text:p>2,0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9</text:p>
          </table:table-cell>
          <table:table-cell table:style-name="ce8" office:value-type="float" office:value="27" calcext:value-type="float">
            <text:p>27</text:p>
          </table:table-cell>
          <table:table-cell table:style-name="ce10" office:value-type="percentage" office:value="0.262135922330097" calcext:value-type="percentage">
            <text:p>26,21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percentage" office:value="0.174757281553398" calcext:value-type="percentage">
            <text:p>17,48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 office:value-type="float" office:value="103" calcext:value-type="float">
            <text:p>103</text:p>
          </table:table-cell>
          <table:table-cell table:style-name="ce7" table:number-columns-repeated="23"/>
          <table:table-cell table:number-columns-repeated="999"/>
        </table:table-row>
        <table:table-row table:style-name="ro1">
          <table:table-cell table:style-name="ce4" office:value-type="string" calcext:value-type="string">
            <text:p>Promoters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percentage" office:value="0.4369" calcext:value-type="percentage">
            <text:p>43,69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percentage" office:value="0.3592" calcext:value-type="percentage">
            <text:p>35,92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tractors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percentage" office:value="0.2039" calcext:value-type="percentage">
            <text:p>20,39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9" office:value-type="float" office:value="7.84466019417476" calcext:value-type="float">
            <text:p>7,8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andard Dev.</text:p>
          </table:table-cell>
          <table:table-cell table:style-name="ce9" office:value-type="float" office:value="1.81905643259592" calcext:value-type="float">
            <text:p>1,8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riance</text:p>
          </table:table-cell>
          <table:table-cell table:style-name="ce9" office:value-type="float" office:value="3.30896630496859" calcext:value-type="float">
            <text:p>3,31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Q4-C4-C14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4" office:value-type="string" calcext:value-type="string">
            <text:p>{"detractor":"Lowest pleasantness","promoter":"Highest pleasantness"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ease rate your degree of continuity and pleasantness from the following mashup: 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.0970873786407767" calcext:value-type="percentage">
            <text:p>9,71%</text:p>
          </table:table-cell>
          <table:table-cell/>
          <table:table-cell table:formula="of:=(([.A294]*[.B294])+([.A295]*[.B295])+([.A296]*[.B296])+([.A297]*[.B297])+([.A298]*[.B298])+([.A299]*[.B299])+([.A300]*[.B300])+([.A301]*[.B301])+([.A302]*[.B302])+([.A303]*[.B303]))/100" office:value-type="float" office:value="7.66" calcext:value-type="float">
            <text:p>7,6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percentage" office:value="0.087378640776699" calcext:value-type="percentage">
            <text:p>8,74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percentage" office:value="0.145631067961165" calcext:value-type="percentage">
            <text:p>14,56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percentage" office:value="0.106796116504854" calcext:value-type="percentage">
            <text:p>10,68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percentage" office:value="0.16504854368932" calcext:value-type="percentage">
            <text:p>16,50%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10" office:value-type="percentage" office:value="0.184466019417476" calcext:value-type="percentage">
            <text:p>18,45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percentage" office:value="0.12621359223301" calcext:value-type="percentage">
            <text:p>12,62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percentage" office:value="0.029126213592233" calcext:value-type="percentage">
            <text:p>2,91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percentage" office:value="0.0485436893203884" calcext:value-type="percentage">
            <text:p>4,85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10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percentage" office:value="0.00970873786407767" calcext:value-type="percentage">
            <text:p>0,97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 office:value-type="float" office:value="103" calcext:value-type="float">
            <text:p>103</text:p>
          </table:table-cell>
          <table:table-cell table:style-name="ce7" table:number-columns-repeated="23"/>
          <table:table-cell table:number-columns-repeated="999"/>
        </table:table-row>
        <table:table-row table:style-name="ro1">
          <table:table-cell table:style-name="ce4" office:value-type="string" calcext:value-type="string">
            <text:p>Promoters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percentage" office:value="0.0583" calcext:value-type="percentage">
            <text:p>5,83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percentage" office:value="0.1553" calcext:value-type="percentage">
            <text:p>15,53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tractors</text:p>
          </table:table-cell>
          <table:table-cell table:style-name="ce4" office:value-type="float" office:value="81" calcext:value-type="float">
            <text:p>81</text:p>
          </table:table-cell>
          <table:table-cell table:style-name="ce6" office:value-type="percentage" office:value="0.7864" calcext:value-type="percentage">
            <text:p>78,64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9" office:value-type="float" office:value="4.71844660194175" calcext:value-type="float">
            <text:p>4,7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andard Dev.</text:p>
          </table:table-cell>
          <table:table-cell table:style-name="ce9" office:value-type="float" office:value="2.2291186851123" calcext:value-type="float">
            <text:p>2,23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riance</text:p>
          </table:table-cell>
          <table:table-cell table:style-name="ce9" office:value-type="float" office:value="4.96897011231677" calcext:value-type="float">
            <text:p>4,97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Q4-C4--C15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4" office:value-type="string" calcext:value-type="string">
            <text:p>{"detractor":"Lowest pleasantness","promoter":"Highest pleasantness"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ease rate your degree of continuity and pleasantness from the following mashup: 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" calcext:value-type="percentage">
            <text:p>0,00%</text:p>
          </table:table-cell>
          <table:table-cell/>
          <table:table-cell table:formula="of:=(([.A319]*[.B319])+([.A320]*[.B320])+([.A321]*[.B321])+([.A322]*[.B322])+([.A323]*[.B323])+([.A324]*[.B324])+([.A325]*[.B325])+([.A326]*[.B326])+([.A327]*[.B327])+([.A328]*[.B328]))/100" office:value-type="float" office:value="7.52" calcext:value-type="float">
            <text:p>7,5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percentage" office:value="0.0388349514563107" calcext:value-type="percentage">
            <text:p>3,88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percentage" office:value="0.058252427184466" calcext:value-type="percentage">
            <text:p>5,83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percentage" office:value="0.0970873786407767" calcext:value-type="percentage">
            <text:p>9,71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percentage" office:value="0.12621359223301" calcext:value-type="percentage">
            <text:p>12,62%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percentage" office:value="0.223300970873786" calcext:value-type="percentage">
            <text:p>22,33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percentage" office:value="0.174757281553398" calcext:value-type="percentage">
            <text:p>17,48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percentage" office:value="0.16504854368932" calcext:value-type="percentage">
            <text:p>16,50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9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percentage" office:value="0.0970873786407767" calcext:value-type="percentage">
            <text:p>9,71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percentage" office:value="0.0194174757281553" calcext:value-type="percentage">
            <text:p>1,94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 office:value-type="float" office:value="103" calcext:value-type="float">
            <text:p>103</text:p>
          </table:table-cell>
          <table:table-cell table:style-name="ce7" table:number-columns-repeated="23"/>
          <table:table-cell table:number-columns-repeated="999"/>
        </table:table-row>
        <table:table-row table:style-name="ro1">
          <table:table-cell table:style-name="ce4" office:value-type="string" calcext:value-type="string">
            <text:p>Promoters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percentage" office:value="0.1165" calcext:value-type="percentage">
            <text:p>11,65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percentage" office:value="0.3398" calcext:value-type="percentage">
            <text:p>33,98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tractors</text:p>
          </table:table-cell>
          <table:table-cell table:style-name="ce4" office:value-type="float" office:value="56" calcext:value-type="float">
            <text:p>56</text:p>
          </table:table-cell>
          <table:table-cell table:style-name="ce6" office:value-type="percentage" office:value="0.5437" calcext:value-type="percentage">
            <text:p>54,37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9" office:value-type="float" office:value="6.22330097087379" calcext:value-type="float">
            <text:p>6,2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andard Dev.</text:p>
          </table:table-cell>
          <table:table-cell table:style-name="ce9" office:value-type="float" office:value="1.91450622741295" calcext:value-type="float">
            <text:p>1,9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riance</text:p>
          </table:table-cell>
          <table:table-cell table:style-name="ce9" office:value-type="float" office:value="3.66533409480297" calcext:value-type="float">
            <text:p>3,67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Q4-C4--C16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4" office:value-type="string" calcext:value-type="string">
            <text:p>{"detractor":"Lowest pleasantness","promoter":"Highest pleasantness"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ease rate your degree of continuity and pleasantness from the following mashup: 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" calcext:value-type="percentage">
            <text:p>0,00%</text:p>
          </table:table-cell>
          <table:table-cell/>
          <table:table-cell table:formula="of:=(([.A344]*[.B344])+([.A345]*[.B345])+([.A346]*[.B346])+([.A347]*[.B347])+([.A348]*[.B348])+([.A349]*[.B349])+([.A350]*[.B350])+([.A351]*[.B351])+([.A352]*[.B352])+([.A353]*[.B353]))/100" office:value-type="float" office:value="7.49" calcext:value-type="float">
            <text:p>7,4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percentage" office:value="0.0194174757281553" calcext:value-type="percentage">
            <text:p>1,94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percentage" office:value="0.029126213592233" calcext:value-type="percentage">
            <text:p>2,91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percentage" office:value="0.029126213592233" calcext:value-type="percentage">
            <text:p>2,91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percentage" office:value="0.058252427184466" calcext:value-type="percentage">
            <text:p>5,83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6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percentage" office:value="0.106796116504854" calcext:value-type="percentage">
            <text:p>10,68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percentage" office:value="0.252427184466019" calcext:value-type="percentage">
            <text:p>25,24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8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percentage" office:value="0.281553398058252" calcext:value-type="percentage">
            <text:p>28,16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percentage" office:value="0.155339805825243" calcext:value-type="percentage">
            <text:p>15,53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percentage" office:value="0.0679611650485437" calcext:value-type="percentage">
            <text:p>6,80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 office:value-type="float" office:value="103" calcext:value-type="float">
            <text:p>103</text:p>
          </table:table-cell>
          <table:table-cell table:style-name="ce7" table:number-columns-repeated="23"/>
          <table:table-cell table:number-columns-repeated="999"/>
        </table:table-row>
        <table:table-row table:style-name="ro1">
          <table:table-cell table:style-name="ce4" office:value-type="string" calcext:value-type="string">
            <text:p>Promoters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percentage" office:value="0.2233" calcext:value-type="percentage">
            <text:p>22,33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percentage" office:value="0.534" calcext:value-type="percentage">
            <text:p>53,4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tractors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percentage" office:value="0.2427" calcext:value-type="percentage">
            <text:p>24,27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9" office:value-type="float" office:value="7.27184466019417" calcext:value-type="float">
            <text:p>7,27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andard Dev.</text:p>
          </table:table-cell>
          <table:table-cell table:style-name="ce9" office:value-type="float" office:value="1.73879705294185" calcext:value-type="float">
            <text:p>1,7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riance</text:p>
          </table:table-cell>
          <table:table-cell table:style-name="ce9" office:value-type="float" office:value="3.02341519131925" calcext:value-type="float">
            <text:p>3,02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Q4-C4--C17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4" office:value-type="string" calcext:value-type="string">
            <text:p>{"detractor":"Lowest pleasantness","promoter":"Highest pleasantness"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ease rate your degree of continuity and pleasantness from the following mashup: 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" calcext:value-type="percentage">
            <text:p>0,00%</text:p>
          </table:table-cell>
          <table:table-cell/>
          <table:table-cell table:formula="of:=(([.A369]*[.B369])+([.A370]*[.B370])+([.A371]*[.B371])+([.A372]*[.B372])+([.A373]*[.B373])+([.A374]*[.B374])+([.A375]*[.B375])+([.A376]*[.B376])+([.A377]*[.B377])+([.A378]*[.B378]))/100" office:value-type="float" office:value="7.44" calcext:value-type="float">
            <text:p>7,4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percentage" office:value="0.0194174757281553" calcext:value-type="percentage">
            <text:p>1,94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percentage" office:value="0.0194174757281553" calcext:value-type="percentage">
            <text:p>1,94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percentage" office:value="0.029126213592233" calcext:value-type="percentage">
            <text:p>2,91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percentage" office:value="0.058252427184466" calcext:value-type="percentage">
            <text:p>5,83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percentage" office:value="0.12621359223301" calcext:value-type="percentage">
            <text:p>12,62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percentage" office:value="0.0679611650485437" calcext:value-type="percentage">
            <text:p>6,8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8</text:p>
          </table:table-cell>
          <table:table-cell table:style-name="ce8" office:value-type="float" office:value="26" calcext:value-type="float">
            <text:p>26</text:p>
          </table:table-cell>
          <table:table-cell table:style-name="ce10" office:value-type="percentage" office:value="0.252427184466019" calcext:value-type="percentage">
            <text:p>25,24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percentage" office:value="0.203883495145631" calcext:value-type="percentage">
            <text:p>20,39%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10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percentage" office:value="0.223300970873786" calcext:value-type="percentage">
            <text:p>22,33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 office:value-type="float" office:value="103" calcext:value-type="float">
            <text:p>103</text:p>
          </table:table-cell>
          <table:table-cell table:style-name="ce7" table:number-columns-repeated="23"/>
          <table:table-cell table:number-columns-repeated="999"/>
        </table:table-row>
        <table:table-row table:style-name="ro1">
          <table:table-cell table:style-name="ce4" office:value-type="string" calcext:value-type="string">
            <text:p>Promoters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percentage" office:value="0.4272" calcext:value-type="percentage">
            <text:p>42,72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percentage" office:value="0.3204" calcext:value-type="percentage">
            <text:p>32,04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tractors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percentage" office:value="0.2524" calcext:value-type="percentage">
            <text:p>25,24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9" office:value-type="float" office:value="7.8252427184466" calcext:value-type="float">
            <text:p>7,83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andard Dev.</text:p>
          </table:table-cell>
          <table:table-cell table:style-name="ce9" office:value-type="float" office:value="1.96252730449855" calcext:value-type="float">
            <text:p>1,96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riance</text:p>
          </table:table-cell>
          <table:table-cell table:style-name="ce9" office:value-type="float" office:value="3.85151342090234" calcext:value-type="float">
            <text:p>3,85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Q5-C18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4" office:value-type="string" calcext:value-type="string">
            <text:p>{"detractor":"Lowest pleasantness","promoter":"Highest pleasantness"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ease rate your degree of continuity and pleasantness from the following mashup: 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percentage" office:value="0.00970873786407767" calcext:value-type="percentage">
            <text:p>0,97%</text:p>
          </table:table-cell>
          <table:table-cell/>
          <table:table-cell table:formula="of:=(([.A394]*[.B394])+([.A395]*[.B395])+([.A396]*[.B396])+([.A397]*[.B397])+([.A398]*[.B398])+([.A399]*[.B399])+([.A400]*[.B400])+([.A401]*[.B401])+([.A402]*[.B402])+([.A403]*[.B403]))/100" office:value-type="float" office:value="6.46" calcext:value-type="float">
            <text:p>6,4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percentage" office:value="0.029126213592233" calcext:value-type="percentage">
            <text:p>2,91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percentage" office:value="0.087378640776699" calcext:value-type="percentage">
            <text:p>8,74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percentage" office:value="0.0679611650485437" calcext:value-type="percentage">
            <text:p>6,8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percentage" office:value="0.0970873786407767" calcext:value-type="percentage">
            <text:p>9,71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percentage" office:value="0.174757281553398" calcext:value-type="percentage">
            <text:p>17,48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percentage" office:value="0.29126213592233" calcext:value-type="percentage">
            <text:p>29,13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percentage" office:value="0.135922330097087" calcext:value-type="percentage">
            <text:p>13,59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percentage" office:value="0.058252427184466" calcext:value-type="percentage">
            <text:p>5,83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percentage" office:value="0.0485436893203884" calcext:value-type="percentage">
            <text:p>4,85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 office:value-type="float" office:value="103" calcext:value-type="float">
            <text:p>103</text:p>
          </table:table-cell>
          <table:table-cell table:style-name="ce7" table:number-columns-repeated="23"/>
          <table:table-cell table:number-columns-repeated="999"/>
        </table:table-row>
        <table:table-row table:style-name="ro1">
          <table:table-cell table:style-name="ce4" office:value-type="string" calcext:value-type="string">
            <text:p>Promoters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percentage" office:value="0.1068" calcext:value-type="percentage">
            <text:p>10,68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percentage" office:value="0.4272" calcext:value-type="percentage">
            <text:p>42,72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tractors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percentage" office:value="0.466" calcext:value-type="percentage">
            <text:p>46,60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9" office:value-type="float" office:value="6.27184466019417" calcext:value-type="float">
            <text:p>6,27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andard Dev.</text:p>
          </table:table-cell>
          <table:table-cell table:style-name="ce9" office:value-type="float" office:value="1.99112823843857" calcext:value-type="float">
            <text:p>1,99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riance</text:p>
          </table:table-cell>
          <table:table-cell table:style-name="ce9" office:value-type="float" office:value="3.96459166190748" calcext:value-type="float">
            <text:p>3,96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Q6-C19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4" office:value-type="string" calcext:value-type="string">
            <text:p>{"detractor":"Lowest pleasantness","promoter":"Highest pleasantness"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ease rate your degree of continuity and pleasantness from the following mashup: 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percentage" office:value="0.0194174757281553" calcext:value-type="percentage">
            <text:p>1,94%</text:p>
          </table:table-cell>
          <table:table-cell/>
          <table:table-cell table:formula="of:=(([.A419]*[.B419])+([.A420]*[.B420])+([.A421]*[.B421])+([.A422]*[.B422])+([.A423]*[.B423])+([.A424]*[.B424])+([.A425]*[.B425])+([.A426]*[.B426])+([.A427]*[.B427])+([.A428]*[.B428]))/100" office:value-type="float" office:value="5.29" calcext:value-type="float">
            <text:p>5,2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percentage" office:value="0.116504854368932" calcext:value-type="percentage">
            <text:p>11,65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percentage" office:value="0.0970873786407767" calcext:value-type="percentage">
            <text:p>9,71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percentage" office:value="0.16504854368932" calcext:value-type="percentage">
            <text:p>16,5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5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percentage" office:value="0.184466019417476" calcext:value-type="percentage">
            <text:p>18,45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percentage" office:value="0.145631067961165" calcext:value-type="percentage">
            <text:p>14,56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percentage" office:value="0.135922330097087" calcext:value-type="percentage">
            <text:p>13,59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percentage" office:value="0.058252427184466" calcext:value-type="percentage">
            <text:p>5,83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percentage" office:value="0.058252427184466" calcext:value-type="percentage">
            <text:p>5,83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percentage" office:value="0.0194174757281553" calcext:value-type="percentage">
            <text:p>1,94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 office:value-type="float" office:value="103" calcext:value-type="float">
            <text:p>103</text:p>
          </table:table-cell>
          <table:table-cell table:style-name="ce7" table:number-columns-repeated="23"/>
          <table:table-cell table:number-columns-repeated="999"/>
        </table:table-row>
        <table:table-row table:style-name="ro1">
          <table:table-cell table:style-name="ce4" office:value-type="string" calcext:value-type="string">
            <text:p>Promoters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percentage" office:value="0.0777" calcext:value-type="percentage">
            <text:p>7,77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percentage" office:value="0.1942" calcext:value-type="percentage">
            <text:p>19,42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tractors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percentage" office:value="0.7282" calcext:value-type="percentage">
            <text:p>72,82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9" office:value-type="float" office:value="5.13592233009709" calcext:value-type="float">
            <text:p>5,1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andard Dev.</text:p>
          </table:table-cell>
          <table:table-cell table:style-name="ce9" office:value-type="float" office:value="2.13765742999805" calcext:value-type="float">
            <text:p>2,1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riance</text:p>
          </table:table-cell>
          <table:table-cell table:style-name="ce9" office:value-type="float" office:value="4.56957928802589" calcext:value-type="float">
            <text:p>4,57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Q6-C8-C20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4" office:value-type="string" calcext:value-type="string">
            <text:p>{"detractor":"Lowest pleasantness","promoter":"Highest pleasantness"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ease rate your degree of continuity and pleasantness from the following mashup: 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percentage" office:value="0.106796116504854" calcext:value-type="percentage">
            <text:p>10,68%</text:p>
          </table:table-cell>
          <table:table-cell/>
          <table:table-cell table:formula="of:=(([.A444]*[.B444])+([.A445]*[.B445])+([.A446]*[.B446])+([.A447]*[.B447])+([.A448]*[.B448])+([.A449]*[.B449])+([.A450]*[.B450])+([.A451]*[.B451])+([.A452]*[.B452])+([.A453]*[.B453]))/100" office:value-type="float" office:value="4.56" calcext:value-type="float">
            <text:p>4,5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percentage" office:value="0.135922330097087" calcext:value-type="percentage">
            <text:p>13,59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3</text:p>
          </table:table-cell>
          <table:table-cell table:style-name="ce8" office:value-type="float" office:value="17" calcext:value-type="float">
            <text:p>17</text:p>
          </table:table-cell>
          <table:table-cell table:style-name="ce10" office:value-type="percentage" office:value="0.16504854368932" calcext:value-type="percentage">
            <text:p>16,5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percentage" office:value="0.0970873786407767" calcext:value-type="percentage">
            <text:p>9,71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percentage" office:value="0.135922330097087" calcext:value-type="percentage">
            <text:p>13,59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percentage" office:value="0.135922330097087" calcext:value-type="percentage">
            <text:p>13,59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percentage" office:value="0.135922330097087" calcext:value-type="percentage">
            <text:p>13,59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percentage" office:value="0.0679611650485437" calcext:value-type="percentage">
            <text:p>6,8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percentage" office:value="0.0194174757281553" calcext:value-type="percentage">
            <text:p>1,94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 office:value-type="float" office:value="103" calcext:value-type="float">
            <text:p>103</text:p>
          </table:table-cell>
          <table:table-cell table:style-name="ce7" table:number-columns-repeated="23"/>
          <table:table-cell table:number-columns-repeated="999"/>
        </table:table-row>
        <table:table-row table:style-name="ro1">
          <table:table-cell table:style-name="ce4" office:value-type="string" calcext:value-type="string">
            <text:p>Promoters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percentage" office:value="0.0194" calcext:value-type="percentage">
            <text:p>1,94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percentage" office:value="0.2039" calcext:value-type="percentage">
            <text:p>20,39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tractors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percentage" office:value="0.7767" calcext:value-type="percentage">
            <text:p>77,67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9" office:value-type="float" office:value="4.42718446601942" calcext:value-type="float">
            <text:p>4,43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andard Dev.</text:p>
          </table:table-cell>
          <table:table-cell table:style-name="ce9" office:value-type="float" office:value="2.23870560354955" calcext:value-type="float">
            <text:p>2,2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riance</text:p>
          </table:table-cell>
          <table:table-cell table:style-name="ce9" office:value-type="float" office:value="5.01180277936417" calcext:value-type="float">
            <text:p>5,01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Q6-C8--C21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4" office:value-type="string" calcext:value-type="string">
            <text:p>{"detractor":"Lowest pleasantness","promoter":"Highest pleasantness"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ease rate your degree of continuity and pleasantness from the following mashup: 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percentage" office:value="0.194174757281553" calcext:value-type="percentage">
            <text:p>19,42%</text:p>
          </table:table-cell>
          <table:table-cell/>
          <table:table-cell table:formula="of:=(([.A469]*[.B469])+([.A470]*[.B470])+([.A471]*[.B471])+([.A472]*[.B472])+([.A473]*[.B473])+([.A474]*[.B474])+([.A475]*[.B475])+([.A476]*[.B476])+([.A477]*[.B477])+([.A478]*[.B478]))/100" office:value-type="float" office:value="3.4" calcext:value-type="float">
            <text:p>3,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8" office:value-type="float" office:value="23" calcext:value-type="float">
            <text:p>23</text:p>
          </table:table-cell>
          <table:table-cell table:style-name="ce10" office:value-type="percentage" office:value="0.223300970873786" calcext:value-type="percentage">
            <text:p>22,33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percentage" office:value="0.145631067961165" calcext:value-type="percentage">
            <text:p>14,56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percentage" office:value="0.174757281553398" calcext:value-type="percentage">
            <text:p>17,48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percentage" office:value="0.12621359223301" calcext:value-type="percentage">
            <text:p>12,62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percentage" office:value="0.0679611650485437" calcext:value-type="percentage">
            <text:p>6,8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percentage" office:value="0.058252427184466" calcext:value-type="percentage">
            <text:p>5,83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percentage" office:value="0.00970873786407767" calcext:value-type="percentage">
            <text:p>0,97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 office:value-type="float" office:value="103" calcext:value-type="float">
            <text:p>103</text:p>
          </table:table-cell>
          <table:table-cell table:style-name="ce7" table:number-columns-repeated="23"/>
          <table:table-cell table:number-columns-repeated="999"/>
        </table:table-row>
        <table:table-row table:style-name="ro1">
          <table:table-cell table:style-name="ce4" office:value-type="string" calcext:value-type="string">
            <text:p>Promoters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percentage" office:value="0.068" calcext:value-type="percentage">
            <text:p>6,8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tractors</text:p>
          </table:table-cell>
          <table:table-cell table:style-name="ce4" office:value-type="float" office:value="96" calcext:value-type="float">
            <text:p>96</text:p>
          </table:table-cell>
          <table:table-cell table:style-name="ce6" office:value-type="percentage" office:value="0.932" calcext:value-type="percentage">
            <text:p>93,20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9" office:value-type="float" office:value="3.30097087378641" calcext:value-type="float">
            <text:p>3,3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andard Dev.</text:p>
          </table:table-cell>
          <table:table-cell table:style-name="ce9" office:value-type="float" office:value="1.84622004645374" calcext:value-type="float">
            <text:p>1,85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riance</text:p>
          </table:table-cell>
          <table:table-cell table:style-name="ce9" office:value-type="float" office:value="3.40852845992766" calcext:value-type="float">
            <text:p>3,41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Q6-C8--C22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4" office:value-type="string" calcext:value-type="string">
            <text:p>{"detractor":"Lowest pleasantness","promoter":"Highest pleasantness"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ease rate your degree of continuity and pleasantness from the following mashup: 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8" office:value-type="float" office:value="51" calcext:value-type="float">
            <text:p>51</text:p>
          </table:table-cell>
          <table:table-cell table:style-name="ce10" office:value-type="percentage" office:value="0.495145631067961" calcext:value-type="percentage">
            <text:p>49,51%</text:p>
          </table:table-cell>
          <table:table-cell/>
          <table:table-cell table:formula="of:=(([.A494]*[.B494])+([.A495]*[.B495])+([.A496]*[.B496])+([.A497]*[.B497])+([.A498]*[.B498])+([.A499]*[.B499])+([.A500]*[.B500])+([.A501]*[.B501])+([.A502]*[.B502])+([.A503]*[.B503]))/100" office:value-type="float" office:value="2.55" calcext:value-type="float">
            <text:p>2,5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percentage" office:value="0.12621359223301" calcext:value-type="percentage">
            <text:p>12,62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3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percentage" office:value="0.16504854368932" calcext:value-type="percentage">
            <text:p>16,5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percentage" office:value="0.0679611650485437" calcext:value-type="percentage">
            <text:p>6,8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percentage" office:value="0.0388349514563107" calcext:value-type="percentage">
            <text:p>3,88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percentage" office:value="0.0194174757281553" calcext:value-type="percentage">
            <text:p>1,94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percentage" office:value="0.058252427184466" calcext:value-type="percentage">
            <text:p>5,83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percentage" office:value="0.0194174757281553" calcext:value-type="percentage">
            <text:p>1,94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percentage" office:value="0.00970873786407767" calcext:value-type="percentage">
            <text:p>0,97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 office:value-type="float" office:value="103" calcext:value-type="float">
            <text:p>103</text:p>
          </table:table-cell>
          <table:table-cell table:style-name="ce7" table:number-columns-repeated="23"/>
          <table:table-cell table:number-columns-repeated="999"/>
        </table:table-row>
        <table:table-row table:style-name="ro1">
          <table:table-cell table:style-name="ce4" office:value-type="string" calcext:value-type="string">
            <text:p>Promoters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percentage" office:value="0.0097" calcext:value-type="percentage">
            <text:p>0,97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percentage" office:value="0.0777" calcext:value-type="percentage">
            <text:p>7,77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tractors</text:p>
          </table:table-cell>
          <table:table-cell table:style-name="ce4" office:value-type="float" office:value="94" calcext:value-type="float">
            <text:p>94</text:p>
          </table:table-cell>
          <table:table-cell table:style-name="ce6" office:value-type="percentage" office:value="0.9126" calcext:value-type="percentage">
            <text:p>91,26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9" office:value-type="float" office:value="2.47572815533981" calcext:value-type="float">
            <text:p>2,48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andard Dev.</text:p>
          </table:table-cell>
          <table:table-cell table:style-name="ce9" office:value-type="float" office:value="2.00902210234953" calcext:value-type="float">
            <text:p>2,0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riance</text:p>
          </table:table-cell>
          <table:table-cell table:style-name="ce9" office:value-type="float" office:value="4.03616980772892" calcext:value-type="float">
            <text:p>4,04</text:p>
          </table:table-cell>
          <table:table-cell table:number-columns-repeated="1022"/>
        </table:table-row>
        <table:table-row table:style-name="ro1" table:number-rows-repeated="10480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1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3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4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time-style style:name="N10125" number:language="pt" number:country="PT">
      <number:hours/>
      <number:text>:</number:text>
      <number:minutes number:style="long"/>
      <number:text> </number:text>
      <number:am-pm/>
    </number:time-style>
    <number:time-style style:name="N10126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pt" number:country="PT">
      <number:hours/>
      <number:text>:</number:text>
      <number:minutes number:style="long"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29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0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0P0"/>
    </number:number-style>
    <number:number-style style:name="N10131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1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2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2P0"/>
    </number:number-style>
    <number:number-style style:name="N10133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3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2" style:volatile="true" number:language="pt" number:country="PT">
      <loext:text> </loext:text>
      <loext:fill-character> </loext:fill-character>
      <number:text>-    </number:text>
    </number:number-style>
    <number:text-style style:name="N10134" number:language="pt" number:country="PT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2" style:volatile="true" number:language="pt" number:country="PT">
      <loext:text> </loext:text>
      <loext:fill-character> </loext:fill-character>
      <number:text>- € </number:text>
    </number:number-style>
    <number:text-style style:name="N10135" number:language="pt" number:country="PT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pt" number:country="PT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7" number:language="pt" number:country="P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roduction" style:display-name="PageStyle_Introdu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_20_Data" style:display-name="PageStyle_Raw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_20_-_20_Q24" style:display-name="PageStyle_Q1 - Q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all_20_Statistics" style:display-name="PageStyle_Overall Statist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4T17:19:18</meta:creation-date>
    <meta:initial-creator>Apache POI</meta:initial-creator>
    <dc:language>pt-PT</dc:language>
    <dc:date>2021-06-20T18:07:47.126675027</dc:date>
    <meta:editing-cycles>2</meta:editing-cycles>
    <meta:editing-duration>PT2H25M58S</meta:editing-duration>
    <meta:generator>LibreOffice/6.0.7.3$Linux_X86_64 LibreOffice_project/00m0$Build-3</meta:generator>
    <meta:document-statistic meta:table-count="4" meta:cell-count="278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 chart:error-upper-range="'Q1 - Q24'.I168:'Q1 - Q24'.I177" chart:error-lower-range="'Q1 - Q24'.I168:'Q1 - Q24'.I177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Q1 - Q24'.I168:'Q1 - Q24'.I177" chart:error-lower-range="'Q1 - Q24'.I168:'Q1 - Q24'.I177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chart-properties chart:error-upper-indicator="true" chart:error-lower-indicator="true" chart:error-category="cell-range" chart:error-upper-range="'Q1 - Q24'.I168:'Q1 - Q24'.I177" chart:error-lower-range="'Q1 - Q24'.I168:'Q1 - Q24'.I177" loext:std-weight="1"/>
      <style:graphic-properties draw:stroke="solid" svg:stroke-width="0cm" svg:stroke-color="#000000" svg:stroke-opacity="100%" draw:stroke-linejoin="round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8.961cm" svg:height="17.782cm" xlink:href=".." xlink:type="simple" chart:class="chart:scatter" chart:style-name="ch1">
        <chart:plot-area chart:style-name="ch2" table:cell-range-address="'Q1 - Q24'.A169:'Q1 - Q24'.A178 'Q1 - Q24'.H168:'Q1 - Q24'.H177" chart:data-source-has-labels="column" svg:x="0.579cm" svg:y="0.355cm" svg:width="27.803cm" svg:height="17.072cm">
          <chartooo:coordinate-region svg:x="1.121cm" svg:y="0.647cm" svg:width="26.677cm" svg:height="15.948cm"/>
          <chart:axis chart:dimension="x" chart:name="primary-x" chart:style-name="ch3"/>
          <chart:axis chart:dimension="y" chart:name="primary-y" chart:style-name="ch4"/>
          <chart:series chart:style-name="ch5" chart:values-cell-range-address="'Q1 - Q24'.H168:'Q1 - Q24'.H177" chart:class="chart:scatter">
            <chart:domain table:cell-range-address="'Q1 - Q24'.A169:'Q1 - Q24'.A178"/>
            <chart:error-indicator chart:style-name="ch6" chart:dimension="y"/>
            <chart:data-point chart:repeated="10"/>
          </chart:series>
          <chart:wall chart:style-name="ch7"/>
          <chart:floor chart:style-name="ch8"/>
        </chart:plot-area>
        <draw:frame draw:style-name="gr1" draw:text-style-name="P1" svg:width="28.961cm" svg:height="17.782cm" svg:x="0cm" svg:y="0cm">
          <draw:image xlink:href="Pictures/2000036700007121000045763EC5902CA9954F5D.svm" xlink:type="simple" xlink:show="embed" xlink:actuate="onLoad">
            <text:p/>
          </draw:image>
          <draw:image xlink:href="Pictures/1000020000000447000002A0534CD7DC42082F08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'Q1 - Q24'.A169:'Q1 - Q24'.A178</svg:desc>
                </draw:g>
              </table:table-cell>
              <table:table-cell office:value-type="float" office:value="8.8">
                <text:p>8.8</text:p>
                <draw:g>
                  <svg:desc>'Q1 - Q24'.H168:'Q1 - Q24'.H177</svg:desc>
                </draw:g>
              </table:table-cell>
              <table:table-cell office:value-type="float" office:value="1">
                <text:p>1</text:p>
                <draw:g>
                  <svg:desc>'Q1 - Q24'.I168:'Q1 - Q24'.I177</svg:desc>
                </draw:g>
              </table:table-cell>
              <table:table-cell office:value-type="float" office:value="1">
                <text:p>1</text:p>
                <draw:g>
                  <svg:desc>'Q1 - Q24'.I168:'Q1 - Q24'.I177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7.8">
                <text:p>7.8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7.18">
                <text:p>7.18</text:p>
              </table:table-cell>
              <table:table-cell office:value-type="float" office:value="1.90178610928847">
                <text:p>1.90178610928847</text:p>
              </table:table-cell>
              <table:table-cell office:value-type="float" office:value="1.90178610928847">
                <text:p>1.90178610928847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6.85">
                <text:p>6.85</text:p>
              </table:table-cell>
              <table:table-cell office:value-type="float" office:value="2.08637033540802">
                <text:p>2.08637033540802</text:p>
              </table:table-cell>
              <table:table-cell office:value-type="float" office:value="2.08637033540802">
                <text:p>2.08637033540802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5.59">
                <text:p>5.59</text:p>
              </table:table-cell>
              <table:table-cell office:value-type="float" office:value="1.90473674890245">
                <text:p>1.90473674890245</text:p>
              </table:table-cell>
              <table:table-cell office:value-type="float" office:value="1.90473674890245">
                <text:p>1.9047367489024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5.57">
                <text:p>5.57</text:p>
              </table:table-cell>
              <table:table-cell office:value-type="float" office:value="2.02393821768462">
                <text:p>2.02393821768462</text:p>
              </table:table-cell>
              <table:table-cell office:value-type="float" office:value="2.02393821768462">
                <text:p>2.02393821768462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5.07">
                <text:p>5.07</text:p>
              </table:table-cell>
              <table:table-cell office:value-type="float" office:value="2.13908182291306">
                <text:p>2.13908182291306</text:p>
              </table:table-cell>
              <table:table-cell office:value-type="float" office:value="2.13908182291306">
                <text:p>2.1390818229130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5.05">
                <text:p>5.05</text:p>
              </table:table-cell>
              <table:table-cell office:value-type="float" office:value="2.02685191574731">
                <text:p>2.02685191574731</text:p>
              </table:table-cell>
              <table:table-cell office:value-type="float" office:value="2.02685191574731">
                <text:p>2.02685191574731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2.84">
                <text:p>2.84</text:p>
              </table:table-cell>
              <table:table-cell office:value-type="float" office:value="1.56001825563959">
                <text:p>1.56001825563959</text:p>
              </table:table-cell>
              <table:table-cell office:value-type="float" office:value="1.56001825563959">
                <text:p>1.5600182556395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.7">
                <text:p>2.7</text:p>
              </table:table-cell>
              <table:table-cell office:value-type="float" office:value="1.84405342350635">
                <text:p>1.84405342350635</text:p>
              </table:table-cell>
              <table:table-cell office:value-type="float" office:value="1.84405342350635">
                <text:p>1.844053423506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 chart:error-upper-range="'Q1 - Q24'.I267:'Q1 - Q24'.I276" chart:error-lower-range="'Q1 - Q24'.I267:'Q1 - Q24'.I276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Q1 - Q24'.I267:'Q1 - Q24'.I276" chart:error-lower-range="'Q1 - Q24'.I267:'Q1 - Q24'.I276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chart-properties chart:error-upper-indicator="true" chart:error-lower-indicator="true" chart:error-category="cell-range" chart:error-upper-range="'Q1 - Q24'.I267:'Q1 - Q24'.I276" chart:error-lower-range="'Q1 - Q24'.I267:'Q1 - Q24'.I276" loext:std-weight="1"/>
      <style:graphic-properties draw:stroke="solid" svg:stroke-width="0cm" svg:stroke-color="#000000" svg:stroke-opacity="100%" draw:stroke-linejoin="round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961cm" svg:height="17.782cm" xlink:href=".." xlink:type="simple" chart:class="chart:scatter" chart:style-name="ch1">
        <chart:plot-area chart:style-name="ch2" table:cell-range-address="'Q1 - Q24'.A169:'Q1 - Q24'.A178 'Q1 - Q24'.H267:'Q1 - Q24'.H276" svg:x="0.579cm" svg:y="0.355cm" svg:width="27.803cm" svg:height="17.072cm">
          <chartooo:coordinate-region svg:x="1.121cm" svg:y="0.648cm" svg:width="26.968cm" svg:height="15.947cm"/>
          <chart:axis chart:dimension="x" chart:name="primary-x" chart:style-name="ch3"/>
          <chart:axis chart:dimension="y" chart:name="primary-y" chart:style-name="ch4"/>
          <chart:series chart:style-name="ch5" chart:values-cell-range-address="'Q1 - Q24'.H267:'Q1 - Q24'.H276" chart:class="chart:scatter">
            <chart:domain table:cell-range-address="'Q1 - Q24'.A169:'Q1 - Q24'.A178"/>
            <chart:error-indicator chart:style-name="ch6" chart:dimension="y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Q1 - Q24'.A169:'Q1 - Q24'.A178</svg:desc>
                </draw:g>
              </table:table-cell>
              <table:table-cell office:value-type="float" office:value="8.08">
                <text:p>8.08</text:p>
                <draw:g>
                  <svg:desc>'Q1 - Q24'.H267:'Q1 - Q24'.H276</svg:desc>
                </draw:g>
              </table:table-cell>
              <table:table-cell office:value-type="float" office:value="1.2">
                <text:p>1.2</text:p>
                <draw:g>
                  <svg:desc>'Q1 - Q24'.I267:'Q1 - Q24'.I276</svg:desc>
                </draw:g>
              </table:table-cell>
              <table:table-cell office:value-type="float" office:value="1.2">
                <text:p>1.2</text:p>
                <draw:g>
                  <svg:desc>'Q1 - Q24'.I267:'Q1 - Q24'.I2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66">
                <text:p>7.66</text:p>
              </table:table-cell>
              <table:table-cell office:value-type="float" office:value="2.2291186851123">
                <text:p>2.2291186851123</text:p>
              </table:table-cell>
              <table:table-cell office:value-type="float" office:value="2.2291186851123">
                <text:p>2.2291186851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52">
                <text:p>7.52</text:p>
              </table:table-cell>
              <table:table-cell office:value-type="float" office:value="1.74">
                <text:p>1.74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49">
                <text:p>7.49</text:p>
              </table:table-cell>
              <table:table-cell office:value-type="float" office:value="1.91450622741295">
                <text:p>1.91450622741295</text:p>
              </table:table-cell>
              <table:table-cell office:value-type="float" office:value="1.91450622741295">
                <text:p>1.91450622741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.44">
                <text:p>7.44</text:p>
              </table:table-cell>
              <table:table-cell office:value-type="float" office:value="1.96252730449855">
                <text:p>1.96252730449855</text:p>
              </table:table-cell>
              <table:table-cell office:value-type="float" office:value="1.96252730449855">
                <text:p>1.96252730449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46">
                <text:p>6.46</text:p>
              </table:table-cell>
              <table:table-cell office:value-type="float" office:value="1.99112823843857">
                <text:p>1.99112823843857</text:p>
              </table:table-cell>
              <table:table-cell office:value-type="float" office:value="1.99112823843857">
                <text:p>1.99112823843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29">
                <text:p>5.29</text:p>
              </table:table-cell>
              <table:table-cell office:value-type="float" office:value="2.13765742999805">
                <text:p>2.13765742999805</text:p>
              </table:table-cell>
              <table:table-cell office:value-type="float" office:value="2.13765742999805">
                <text:p>2.13765742999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56">
                <text:p>4.56</text:p>
              </table:table-cell>
              <table:table-cell office:value-type="float" office:value="2.23870560354955">
                <text:p>2.23870560354955</text:p>
              </table:table-cell>
              <table:table-cell office:value-type="float" office:value="2.23870560354955">
                <text:p>2.238705603549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4">
                <text:p>3.4</text:p>
              </table:table-cell>
              <table:table-cell office:value-type="float" office:value="1.84622004645374">
                <text:p>1.84622004645374</text:p>
              </table:table-cell>
              <table:table-cell office:value-type="float" office:value="1.84622004645374">
                <text:p>1.846220046453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55">
                <text:p>2.55</text:p>
              </table:table-cell>
              <table:table-cell office:value-type="float" office:value="2.00902210234953">
                <text:p>2.00902210234953</text:p>
              </table:table-cell>
              <table:table-cell office:value-type="float" office:value="2.00902210234953">
                <text:p>2.009022102349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 chart:error-upper-range="'Q1 - Q24'.I168:'Q1 - Q24'.I177" chart:error-lower-range="'Q1 - Q24'.I168:'Q1 - Q24'.I177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Q1 - Q24'.I168:'Q1 - Q24'.I177" chart:error-lower-range="'Q1 - Q24'.I168:'Q1 - Q24'.I177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chart-properties chart:error-upper-indicator="true" chart:error-lower-indicator="true" chart:error-category="cell-range" chart:error-upper-range="'Q1 - Q24'.I168:'Q1 - Q24'.I177" chart:error-lower-range="'Q1 - Q24'.I168:'Q1 - Q24'.I177" loext:std-weight="1"/>
      <style:graphic-properties draw:stroke="solid" svg:stroke-width="0cm" svg:stroke-color="#000000" svg:stroke-opacity="100%" draw:stroke-linejoin="round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961cm" svg:height="17.782cm" xlink:href=".." xlink:type="simple" chart:class="chart:scatter" chart:style-name="ch1">
        <chart:plot-area chart:style-name="ch2" table:cell-range-address="'Q1 - Q24'.A169:'Q1 - Q24'.A178 'Q1 - Q24'.H168:'Q1 - Q24'.H177" svg:x="0.579cm" svg:y="0.355cm" svg:width="27.803cm" svg:height="17.072cm">
          <chartooo:coordinate-region svg:x="1.121cm" svg:y="0.647cm" svg:width="26.677cm" svg:height="15.948cm"/>
          <chart:axis chart:dimension="x" chart:name="primary-x" chart:style-name="ch3"/>
          <chart:axis chart:dimension="y" chart:name="primary-y" chart:style-name="ch4"/>
          <chart:series chart:style-name="ch5" chart:values-cell-range-address="'Q1 - Q24'.H168:'Q1 - Q24'.H177" chart:class="chart:scatter">
            <chart:domain table:cell-range-address="'Q1 - Q24'.A169:'Q1 - Q24'.A178"/>
            <chart:error-indicator chart:style-name="ch6" chart:dimension="y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Q1 - Q24'.A169:'Q1 - Q24'.A178</svg:desc>
                </draw:g>
              </table:table-cell>
              <table:table-cell office:value-type="float" office:value="8.8">
                <text:p>8.8</text:p>
                <draw:g>
                  <svg:desc>'Q1 - Q24'.H168:'Q1 - Q24'.H177</svg:desc>
                </draw:g>
              </table:table-cell>
              <table:table-cell office:value-type="float" office:value="1">
                <text:p>1</text:p>
                <draw:g>
                  <svg:desc>'Q1 - Q24'.I168:'Q1 - Q24'.I177</svg:desc>
                </draw:g>
              </table:table-cell>
              <table:table-cell office:value-type="float" office:value="1">
                <text:p>1</text:p>
                <draw:g>
                  <svg:desc>'Q1 - Q24'.I168:'Q1 - Q24'.I1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8">
                <text:p>7.8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18">
                <text:p>7.18</text:p>
              </table:table-cell>
              <table:table-cell office:value-type="float" office:value="1.90178610928847">
                <text:p>1.90178610928847</text:p>
              </table:table-cell>
              <table:table-cell office:value-type="float" office:value="1.90178610928847">
                <text:p>1.90178610928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85">
                <text:p>6.85</text:p>
              </table:table-cell>
              <table:table-cell office:value-type="float" office:value="2.08637033540802">
                <text:p>2.08637033540802</text:p>
              </table:table-cell>
              <table:table-cell office:value-type="float" office:value="2.08637033540802">
                <text:p>2.08637033540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9">
                <text:p>5.59</text:p>
              </table:table-cell>
              <table:table-cell office:value-type="float" office:value="1.90473674890245">
                <text:p>1.90473674890245</text:p>
              </table:table-cell>
              <table:table-cell office:value-type="float" office:value="1.90473674890245">
                <text:p>1.90473674890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7">
                <text:p>5.57</text:p>
              </table:table-cell>
              <table:table-cell office:value-type="float" office:value="2.02393821768462">
                <text:p>2.02393821768462</text:p>
              </table:table-cell>
              <table:table-cell office:value-type="float" office:value="2.02393821768462">
                <text:p>2.02393821768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07">
                <text:p>5.07</text:p>
              </table:table-cell>
              <table:table-cell office:value-type="float" office:value="2.13908182291306">
                <text:p>2.13908182291306</text:p>
              </table:table-cell>
              <table:table-cell office:value-type="float" office:value="2.13908182291306">
                <text:p>2.13908182291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05">
                <text:p>5.05</text:p>
              </table:table-cell>
              <table:table-cell office:value-type="float" office:value="2.02685191574731">
                <text:p>2.02685191574731</text:p>
              </table:table-cell>
              <table:table-cell office:value-type="float" office:value="2.02685191574731">
                <text:p>2.02685191574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84">
                <text:p>2.84</text:p>
              </table:table-cell>
              <table:table-cell office:value-type="float" office:value="1.56001825563959">
                <text:p>1.56001825563959</text:p>
              </table:table-cell>
              <table:table-cell office:value-type="float" office:value="1.56001825563959">
                <text:p>1.560018255639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7">
                <text:p>2.7</text:p>
              </table:table-cell>
              <table:table-cell office:value-type="float" office:value="1.84405342350635">
                <text:p>1.84405342350635</text:p>
              </table:table-cell>
              <table:table-cell office:value-type="float" office:value="1.84405342350635">
                <text:p>1.844053423506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